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font-name="Calibri" fo:font-size="14pt" fo:font-weight="bold" officeooo:rsid="001663c8" officeooo:paragraph-rsid="001663c8" style:font-size-asian="14pt" style:font-weight-asian="bold" style:font-size-complex="14pt" style:font-weight-complex="bold"/>
    </style:style>
    <style:style style:name="P2" style:family="paragraph" style:parent-style-name="Text_20_body">
      <style:text-properties style:font-name="Calibri" fo:font-size="14pt" fo:font-weight="bold" officeooo:rsid="001663c8" officeooo:paragraph-rsid="001663c8" style:font-size-asian="14pt" style:font-weight-asian="bold" style:font-size-complex="14pt" style:font-weight-complex="bold"/>
    </style:style>
    <style:style style:name="P3" style:family="paragraph" style:parent-style-name="Standard">
      <style:paragraph-properties fo:break-before="page"/>
      <style:text-properties style:font-name="Calibri" fo:font-size="14pt" fo:font-style="normal" fo:font-weight="bold" officeooo:rsid="001663c8" officeooo:paragraph-rsid="001663c8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Heading_20_3">
      <style:text-properties style:font-name="Calibri"/>
    </style:style>
    <style:style style:name="P5" style:family="paragraph" style:parent-style-name="Heading_20_3">
      <style:text-properties style:font-name="Calibri" style:text-underline-style="solid" style:text-underline-width="auto" style:text-underline-color="font-color"/>
    </style:style>
    <style:style style:name="P6" style:family="paragraph" style:parent-style-name="Heading_20_3">
      <style:text-properties style:font-name="Calibri" officeooo:paragraph-rsid="001663c8"/>
    </style:style>
    <style:style style:name="P7" style:family="paragraph" style:parent-style-name="Text_20_body">
      <style:text-properties style:font-name="Calibri" officeooo:paragraph-rsid="001663c8"/>
    </style:style>
    <style:style style:name="P8" style:family="paragraph" style:parent-style-name="Horizontal_20_Line">
      <style:text-properties style:font-name="Calibri"/>
    </style:style>
    <style:style style:name="P9" style:family="paragraph" style:parent-style-name="Preformatted_20_Text">
      <style:text-properties style:font-name="Calibri"/>
    </style:style>
    <style:style style:name="P10" style:family="paragraph" style:parent-style-name="Preformatted_20_Text">
      <style:paragraph-properties style:writing-mode="lr-tb"/>
      <style:text-properties style:font-name="Calibri"/>
    </style:style>
    <style:style style:name="P11" style:family="paragraph" style:parent-style-name="Standard">
      <style:text-properties style:font-name="Calibri"/>
    </style:style>
    <style:style style:name="P12" style:family="paragraph" style:parent-style-name="Standard">
      <style:text-properties style:font-name="Calibri" officeooo:rsid="001663c8" officeooo:paragraph-rsid="001663c8"/>
    </style:style>
    <style:style style:name="P13" style:family="paragraph" style:parent-style-name="Text_20_body">
      <style:text-properties style:font-name="Calibri" officeooo:rsid="001663c8" officeooo:paragraph-rsid="001663c8"/>
    </style:style>
    <style:style style:name="P14" style:family="paragraph" style:parent-style-name="Text_20_body">
      <style:text-properties style:font-name="Calibri"/>
    </style:style>
    <style:style style:name="P15" style:family="paragraph" style:parent-style-name="Preformatted_20_Text">
      <style:paragraph-properties fo:margin-top="0cm" fo:margin-bottom="0.499cm" style:contextual-spacing="false" style:writing-mode="lr-tb"/>
    </style:style>
    <style:style style:name="P16" style:family="paragraph" style:parent-style-name="Preformatted_20_Text">
      <style:paragraph-properties style:writing-mode="lr-tb"/>
    </style:style>
    <style:style style:name="P17" style:family="paragraph" style:parent-style-name="Preformatted_20_Text">
      <style:paragraph-properties fo:margin-top="0cm" fo:margin-bottom="0.499cm" style:contextual-spacing="false" style:writing-mode="lr-tb"/>
      <style:text-properties officeooo:paragraph-rsid="001663c8"/>
    </style:style>
    <style:style style:name="P18" style:family="paragraph" style:parent-style-name="Preformatted_20_Text">
      <style:paragraph-properties style:writing-mode="lr-tb"/>
      <style:text-properties officeooo:paragraph-rsid="001663c8"/>
    </style:style>
    <style:style style:name="P19" style:family="paragraph" style:parent-style-name="Heading_20_3">
      <style:text-properties style:font-name="Calibri"/>
    </style:style>
    <style:style style:name="P20" style:family="paragraph" style:parent-style-name="Heading_20_4">
      <style:text-properties style:font-name="Calibri"/>
    </style:style>
    <style:style style:name="P21" style:family="paragraph" style:parent-style-name="Preformatted_20_Text" style:list-style-name="L7">
      <style:paragraph-properties fo:margin-top="0cm" fo:margin-bottom="0.499cm" style:contextual-spacing="false" style:writing-mode="lr-tb"/>
    </style:style>
    <style:style style:name="P22" style:family="paragraph" style:parent-style-name="Preformatted_20_Text" style:list-style-name="L8">
      <style:paragraph-properties fo:margin-top="0cm" fo:margin-bottom="0.499cm" style:contextual-spacing="false" style:writing-mode="lr-tb"/>
    </style:style>
    <style:style style:name="P23" style:family="paragraph" style:parent-style-name="Preformatted_20_Text" style:list-style-name="L9">
      <style:paragraph-properties fo:margin-top="0cm" fo:margin-bottom="0.499cm" style:contextual-spacing="false" style:writing-mode="lr-tb"/>
    </style:style>
    <style:style style:name="P24" style:family="paragraph" style:parent-style-name="Preformatted_20_Text" style:list-style-name="L10">
      <style:paragraph-properties fo:margin-top="0cm" fo:margin-bottom="0.499cm" style:contextual-spacing="false" style:writing-mode="lr-tb"/>
    </style:style>
    <style:style style:name="P25" style:family="paragraph" style:parent-style-name="Preformatted_20_Text" style:list-style-name="L14">
      <style:paragraph-properties fo:margin-top="0cm" fo:margin-bottom="0.499cm" style:contextual-spacing="false" style:writing-mode="lr-tb"/>
    </style:style>
    <style:style style:name="P26" style:family="paragraph" style:parent-style-name="Preformatted_20_Text" style:list-style-name="L14">
      <style:paragraph-properties style:writing-mode="lr-tb"/>
    </style:style>
    <style:style style:name="P27" style:family="paragraph" style:parent-style-name="Preformatted_20_Text" style:list-style-name="L15">
      <style:paragraph-properties fo:margin-top="0cm" fo:margin-bottom="0.499cm" style:contextual-spacing="false" style:writing-mode="lr-tb"/>
    </style:style>
    <style:style style:name="P28" style:family="paragraph" style:parent-style-name="Preformatted_20_Text" style:list-style-name="L16">
      <style:paragraph-properties fo:margin-top="0cm" fo:margin-bottom="0.499cm" style:contextual-spacing="false" style:writing-mode="lr-tb"/>
    </style:style>
    <style:style style:name="P29" style:family="paragraph" style:parent-style-name="Preformatted_20_Text" style:list-style-name="L17">
      <style:paragraph-properties fo:margin-top="0cm" fo:margin-bottom="0.499cm" style:contextual-spacing="false" style:writing-mode="lr-tb"/>
    </style:style>
    <style:style style:name="P30" style:family="paragraph" style:parent-style-name="Preformatted_20_Text" style:list-style-name="L18">
      <style:paragraph-properties fo:margin-top="0cm" fo:margin-bottom="0.499cm" style:contextual-spacing="false" style:writing-mode="lr-tb"/>
    </style:style>
    <style:style style:name="P31" style:family="paragraph" style:parent-style-name="Preformatted_20_Text" style:list-style-name="L19">
      <style:paragraph-properties fo:margin-top="0cm" fo:margin-bottom="0.499cm" style:contextual-spacing="false" style:writing-mode="lr-tb"/>
    </style:style>
    <style:style style:name="P32" style:family="paragraph" style:parent-style-name="Preformatted_20_Text">
      <style:paragraph-properties style:writing-mode="lr-tb"/>
    </style:style>
    <style:style style:name="P33" style:family="paragraph" style:parent-style-name="Preformatted_20_Text">
      <style:paragraph-properties fo:margin-top="0cm" fo:margin-bottom="0.499cm" style:contextual-spacing="false" style:writing-mode="lr-tb"/>
    </style:style>
    <style:style style:name="P34" style:family="paragraph" style:parent-style-name="Preformatted_20_Text">
      <style:text-properties style:font-name="Calibri"/>
    </style:style>
    <style:style style:name="P35" style:family="paragraph" style:parent-style-name="Text_20_body" style:list-style-name="L1"/>
    <style:style style:name="P36" style:family="paragraph" style:parent-style-name="Text_20_body" style:list-style-name="L1">
      <style:paragraph-properties fo:margin-top="0cm" fo:margin-bottom="0cm" style:contextual-spacing="false"/>
    </style:style>
    <style:style style:name="P37" style:family="paragraph" style:parent-style-name="Text_20_body" style:list-style-name="L2"/>
    <style:style style:name="P38" style:family="paragraph" style:parent-style-name="Text_20_body" style:list-style-name="L2">
      <style:paragraph-properties fo:margin-top="0cm" fo:margin-bottom="0cm" style:contextual-spacing="false"/>
    </style:style>
    <style:style style:name="P39" style:family="paragraph" style:parent-style-name="Text_20_body" style:list-style-name="L2">
      <style:paragraph-properties fo:margin-top="0cm" fo:margin-bottom="0cm" style:contextual-spacing="false"/>
      <style:text-properties style:font-name="Calibri"/>
    </style:style>
    <style:style style:name="P40" style:family="paragraph" style:parent-style-name="Text_20_body" style:list-style-name="L9">
      <style:text-properties style:font-name="Calibri"/>
    </style:style>
    <style:style style:name="P41" style:family="paragraph" style:parent-style-name="Text_20_body" style:list-style-name="L11">
      <style:text-properties style:font-name="Calibri"/>
    </style:style>
    <style:style style:name="P42" style:family="paragraph" style:parent-style-name="Text_20_body" style:list-style-name="L12">
      <style:text-properties style:font-name="Calibri"/>
    </style:style>
    <style:style style:name="P43" style:family="paragraph" style:parent-style-name="Text_20_body" style:list-style-name="L3"/>
    <style:style style:name="P44" style:family="paragraph" style:parent-style-name="Text_20_body" style:list-style-name="L4"/>
    <style:style style:name="P45" style:family="paragraph" style:parent-style-name="Text_20_body" style:list-style-name="L4">
      <style:paragraph-properties fo:margin-top="0cm" fo:margin-bottom="0cm" style:contextual-spacing="false"/>
    </style:style>
    <style:style style:name="P46" style:family="paragraph" style:parent-style-name="Text_20_body" style:list-style-name="L5"/>
    <style:style style:name="P47" style:family="paragraph" style:parent-style-name="Text_20_body" style:list-style-name="L5">
      <style:paragraph-properties fo:margin-top="0cm" fo:margin-bottom="0cm" style:contextual-spacing="false"/>
    </style:style>
    <style:style style:name="P48" style:family="paragraph" style:parent-style-name="Text_20_body" style:list-style-name="L6"/>
    <style:style style:name="P49" style:family="paragraph" style:parent-style-name="Text_20_body" style:list-style-name="L6">
      <style:paragraph-properties fo:margin-top="0cm" fo:margin-bottom="0cm" style:contextual-spacing="false"/>
    </style:style>
    <style:style style:name="P50" style:family="paragraph" style:parent-style-name="Text_20_body" style:list-style-name="L7"/>
    <style:style style:name="P51" style:family="paragraph" style:parent-style-name="Text_20_body" style:list-style-name="L7">
      <style:paragraph-properties fo:margin-top="0cm" fo:margin-bottom="0cm" style:contextual-spacing="false"/>
    </style:style>
    <style:style style:name="P52" style:family="paragraph" style:parent-style-name="Text_20_body" style:list-style-name="L8"/>
    <style:style style:name="P53" style:family="paragraph" style:parent-style-name="Text_20_body" style:list-style-name="L9"/>
    <style:style style:name="P54" style:family="paragraph" style:parent-style-name="Text_20_body" style:list-style-name="L10"/>
    <style:style style:name="P55" style:family="paragraph" style:parent-style-name="Text_20_body" style:list-style-name="L10">
      <style:paragraph-properties fo:margin-top="0cm" fo:margin-bottom="0cm" style:contextual-spacing="false"/>
    </style:style>
    <style:style style:name="P56" style:family="paragraph" style:parent-style-name="Text_20_body" style:list-style-name="L13"/>
    <style:style style:name="P57" style:family="paragraph" style:parent-style-name="Text_20_body" style:list-style-name="L13">
      <style:paragraph-properties fo:margin-top="0cm" fo:margin-bottom="0cm" style:contextual-spacing="false"/>
    </style:style>
    <style:style style:name="P58" style:family="paragraph" style:parent-style-name="Text_20_body" style:list-style-name="L14"/>
    <style:style style:name="P59" style:family="paragraph" style:parent-style-name="Text_20_body" style:list-style-name="L15"/>
    <style:style style:name="P60" style:family="paragraph" style:parent-style-name="Text_20_body" style:list-style-name="L16"/>
    <style:style style:name="P61" style:family="paragraph" style:parent-style-name="Text_20_body" style:list-style-name="L17"/>
    <style:style style:name="P62" style:family="paragraph" style:parent-style-name="Text_20_body" style:list-style-name="L18"/>
    <style:style style:name="P63" style:family="paragraph" style:parent-style-name="Text_20_body" style:list-style-name="L19"/>
    <style:style style:name="P64" style:family="paragraph" style:parent-style-name="Text_20_body" style:list-style-name="L20"/>
    <style:style style:name="P65" style:family="paragraph" style:parent-style-name="Text_20_body" style:list-style-name="L20">
      <style:paragraph-properties fo:margin-top="0cm" fo:margin-bottom="0cm" style:contextual-spacing="false"/>
    </style:style>
    <style:style style:name="P66" style:family="paragraph" style:parent-style-name="Text_20_body" style:list-style-name="L21"/>
    <style:style style:name="P67" style:family="paragraph" style:parent-style-name="Text_20_body" style:list-style-name="L21">
      <style:paragraph-properties fo:margin-top="0cm" fo:margin-bottom="0cm" style:contextual-spacing="false"/>
    </style:style>
    <style:style style:name="P68" style:family="paragraph" style:parent-style-name="Text_20_body">
      <style:text-properties style:font-name="Calibri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 style:font-weight-complex="bold"/>
    </style:style>
    <style:style style:name="T3" style:family="text">
      <style:text-properties style:font-name="Calibri" style:text-underline-style="solid" style:text-underline-width="auto" style:text-underline-color="font-color"/>
    </style:style>
    <style:style style:name="T4" style:family="text">
      <style:text-properties style:font-name="Calibri" style:text-underline-style="solid" style:text-underline-width="auto" style:text-underline-color="font-color" officeooo:rsid="001663c8"/>
    </style:style>
    <style:style style:name="T5" style:family="text">
      <style:text-properties style:font-name="Calibri" officeooo:rsid="001663c8"/>
    </style:style>
    <style:style style:name="T6" style:family="text">
      <style:text-properties style:font-name="Calibri" fo:font-size="12pt" style:font-size-asian="12pt" style:font-size-complex="12pt"/>
    </style:style>
    <style:style style:name="T7" style:family="text">
      <style:text-properties style:font-name="Calibri"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font-name="Calibr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Calibri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PROGRAMACIÓN INTELIGENCIA ARTIFICIAL</text:h>
      <text:p text:style-name="P2">TEMA 3. INTRODUCCIÓN A NUMPY</text:p>
      <text:h text:style-name="Heading_20_3" text:outline-level="3"><text:span text:style-name="T1">1. </text:span><text:span text:style-name="Strong_20_Emphasis"><text:span text:style-name="T1">NumPy y Tensores</text:span></text:span></text:h>
      <text:list text:style-name="L1">
        <text:list-item>
          <text:p text:style-name="P36"><text:span text:style-name="Strong_20_Emphasis"><text:span text:style-name="T1">NumPy</text:span></text:span><text:span text:style-name="T1">: Es una librería de Python diseñada para facilitar el manejo de </text:span><text:span text:style-name="Strong_20_Emphasis"><text:span text:style-name="T1">vectores</text:span></text:span><text:span text:style-name="T1">, </text:span><text:span text:style-name="Strong_20_Emphasis"><text:span text:style-name="T1">matrices</text:span></text:span><text:span text:style-name="T1"> y </text:span><text:span text:style-name="Strong_20_Emphasis"><text:span text:style-name="T1">tensores</text:span></text:span><text:span text:style-name="T1">.</text:span></text:p>
        </text:list-item>
        <text:list-item>
          <text:p text:style-name="P35"><text:span text:style-name="Strong_20_Emphasis"><text:span text:style-name="T1">Tensores</text:span></text:span><text:span text:style-name="T1">: Son una generalización de las matrices, pero con más de dos dimensiones. Las matrices son tensores de 2D y los tensores pueden ser de 3D, 4D, etc.</text:span></text:p>
        </text:list-item>
      </text:list>
      <text:p text:style-name="Text_20_body"><text:span text:style-name="Strong_20_Emphasis"><text:span text:style-name="T1">Ventaja principal</text:span></text:span><text:span text:style-name="T1">: NumPy es extremadamente rápido en operaciones matemáticas, ya que paraleliza los cálculos siempre que puede, aprovechando múltiples núcleos del procesador.</text:span></text:p>
      <text:p text:style-name="P8"/>
      <text:h text:style-name="Heading_20_3" text:outline-level="3"><text:span text:style-name="T1">2. </text:span><text:span text:style-name="Strong_20_Emphasis"><text:span text:style-name="T1">Comparación de Rendimiento: Bucles vs NumPy</text:span></text:span></text:h>
      <text:list text:style-name="L2">
        <text:list-item>
          <text:p text:style-name="P39">El ejemplo compara la multiplicación y suma de dos grandes arrays:</text:p>
          <text:list>
            <text:list-item>
              <text:p text:style-name="P38"><text:span text:style-name="Strong_20_Emphasis"><text:span text:style-name="T1">Con un bucle for</text:span></text:span><text:span text:style-name="T1">: Tarda 5,32 segundos.</text:span></text:p>
            </text:list-item>
            <text:list-item>
              <text:p text:style-name="P37"><text:span text:style-name="Strong_20_Emphasis"><text:span text:style-name="T1">Con NumPy (</text:span></text:span><text:span text:style-name="Strong_20_Emphasis"><text:span text:style-name="Source_20_Text"><text:span text:style-name="T1">np.dot</text:span></text:span></text:span><text:span text:style-name="Strong_20_Emphasis"><text:span text:style-name="T1">)</text:span></text:span><text:span text:style-name="T1">: Tarda solo 0,012 segundos.</text:span></text:p>
            </text:list-item>
          </text:list>
        </text:list-item>
      </text:list>
      <text:p text:style-name="Text_20_body"><text:span text:style-name="Strong_20_Emphasis"><text:span text:style-name="T1">Conclusión</text:span></text:span><text:span text:style-name="T1">: NumPy es mucho más eficiente, ya que usa operaciones vectorizadas y paralelización, lo que ahorra tiempo.</text:span></text:p>
      <text:p text:style-name="P8"/>
      <text:h text:style-name="P6" text:outline-level="3"><text:span text:style-name="Source_20_Text"><text:span text:style-name="T4">Primera</text:span></text:span><text:span text:style-name="Source_20_Text"><text:span text:style-name="T3"> parte (</text:span></text:span><text:span text:style-name="Source_20_Text"><text:span text:style-name="T4">multiplicando matrices y sumando</text:span></text:span><text:span text:style-name="Source_20_Text"><text:span text:style-name="T3">)</text:span></text:span></text:h>
      <text:p text:style-name="P9"><text:span text:style-name="Source_20_Text"><text:span text:style-name="T1">import numpy as np</text:span></text:span></text:p>
      <text:p text:style-name="P16"><text:span text:style-name="Source_20_Text"><text:span text:style-name="T1">from time import perf_counter</text:span></text:span></text:p>
      <text:p text:style-name="P16"><text:span text:style-name="Source_20_Text"><text:span text:style-name="T1">np.random.seed(5)</text:span></text:span></text:p>
      <text:p text:style-name="P16"><text:span text:style-name="Source_20_Text"><text:span text:style-name="T1">array_size = 10000000</text:span></text:span></text:p>
      <text:p text:style-name="P16"><text:span text:style-name="Source_20_Text"><text:span text:style-name="T1">array1 = np.random.rand(1, array_size)</text:span></text:span></text:p>
      <text:p text:style-name="P16"><text:span text:style-name="Source_20_Text"><text:span text:style-name="T1">array2 = np.random.rand(1, array_size)</text:span></text:span></text:p>
      <text:p text:style-name="P10"/>
      <text:p text:style-name="P16"><text:span text:style-name="Source_20_Text"><text:span text:style-name="T1">t1 = perf_counter()</text:span></text:span></text:p>
      <text:p text:style-name="P16"><text:span text:style-name="Source_20_Text"><text:span text:style-name="T1">resultado = 0</text:span></text:span></text:p>
      <text:p text:style-name="P16"><text:span text:style-name="Source_20_Text"><text:span text:style-name="T1">for i in range(array1.shape[1]):</text:span></text:span></text:p>
      <text:p text:style-name="P16"><text:span text:style-name="Source_20_Text"><text:span text:style-name="T1"><text:s text:c="4"/>resultado += array1[0, i] * array2[0, i]</text:span></text:span></text:p>
      <text:p text:style-name="P16"><text:span text:style-name="Source_20_Text"><text:span text:style-name="T1">t2 = perf_counter()</text:span></text:span></text:p>
      <text:p text:style-name="P16"><text:span text:style-name="Source_20_Text"><text:span text:style-name="T1">print("Resultado = " + str(resultado))</text:span></text:span></text:p>
      <text:p text:style-name="P16"><text:span text:style-name="Source_20_Text"><text:span text:style-name="T1">print("Tiempo = " + str(t2 - t1) + " s")</text:span></text:span></text:p>
      <text:p text:style-name="P10"/>
      <text:p text:style-name="P16"><text:span text:style-name="Source_20_Text"><text:span text:style-name="T1">t1 = perf_counter()</text:span></text:span></text:p>
      <text:p text:style-name="P16"><text:span text:style-name="Source_20_Text"><text:span text:style-name="T1">resultado = np.dot(array1, array2.T)</text:span></text:span></text:p>
      <text:p text:style-name="P16"><text:span text:style-name="Source_20_Text"><text:span text:style-name="T1">t2 = perf_counter()</text:span></text:span></text:p>
      <text:p text:style-name="P16"><text:span text:style-name="Source_20_Text"><text:span text:style-name="T1">print("Resultado = " + str(resultado[0][0]))</text:span></text:span></text:p>
      <text:p text:style-name="P17"><text:span text:style-name="Source_20_Text"><text:span text:style-name="T1">print("Tiempo = " + str(t2 - t1) + " s")</text:span></text:span></text:p>
      <text:h text:style-name="Heading_20_4" text:outline-level="4"><text:soft-page-break/><text:span text:style-name="T1">1. </text:span><text:span text:style-name="Source_20_Text"><text:span text:style-name="T1">import numpy as np</text:span></text:span></text:h>
      <text:p text:style-name="Text_20_body"><text:span text:style-name="T1">Esto importa la biblioteca </text:span><text:span text:style-name="Strong_20_Emphasis"><text:span text:style-name="T1">NumPy</text:span></text:span><text:span text:style-name="T1"> y la asigna al alias </text:span><text:span text:style-name="Source_20_Text"><text:span text:style-name="T1">np</text:span></text:span><text:span text:style-name="T1">. NumPy es una biblioteca fundamental para cálculos numéricos en Python, que optimiza muchas operaciones matemáticas para arrays y matrices.</text:span></text:p>
      <text:h text:style-name="Heading_20_4" text:outline-level="4"><text:span text:style-name="T1">2. </text:span><text:span text:style-name="Source_20_Text"><text:span text:style-name="T1">from time import perf_counter</text:span></text:span></text:h>
      <text:p text:style-name="Text_20_body"><text:span text:style-name="T1">Se importa la función </text:span><text:span text:style-name="Strong_20_Emphasis"><text:span text:style-name="Source_20_Text"><text:span text:style-name="T1">perf_counter</text:span></text:span></text:span><text:span text:style-name="T1"> de la biblioteca estándar </text:span><text:span text:style-name="Source_20_Text"><text:span text:style-name="T2">time</text:span></text:span><text:span text:style-name="T2">.</text:span><text:span text:style-name="T1"> Esta función devuelve el tiempo transcurrido en segundos con una alta resolución, útil para medir tiempos de ejecución precisos de fragmentos de código.</text:span></text:p>
      <text:h text:style-name="Heading_20_4" text:outline-level="4"><text:span text:style-name="T1">3. </text:span><text:span text:style-name="Source_20_Text"><text:span text:style-name="T1">np.random.seed(5)</text:span></text:span></text:h>
      <text:p text:style-name="Text_20_body"><text:span text:style-name="T1">Establece una </text:span><text:span text:style-name="Strong_20_Emphasis"><text:span text:style-name="T1">semilla</text:span></text:span><text:span text:style-name="T1"> para el generador de números aleatorios de NumPy. Esto asegura que las funciones aleatorias de NumPy (como </text:span><text:span text:style-name="Source_20_Text"><text:span text:style-name="T1">np.random.rand</text:span></text:span><text:span text:style-name="T1">) generen la misma secuencia de números aleatorios cada vez que se ejecute el código. Esto es útil para hacer que los resultados sean reproducibles.</text:span></text:p>
      <text:p text:style-name="Text_20_body"><text:span text:style-name="T5">E</text:span><text:span text:style-name="T1">stablece la semilla para que las llamadas a </text:span><text:span text:style-name="Source_20_Text"><text:span text:style-name="T1">np.random.rand</text:span></text:span><text:span text:style-name="T1"> generen </text:span><text:span text:style-name="Strong_20_Emphasis"><text:span text:style-name="T1">la misma secuencia de números aleatorios</text:span></text:span><text:span text:style-name="T1"> en </text:span><text:span text:style-name="Source_20_Text"><text:span text:style-name="T1">array1</text:span></text:span><text:span text:style-name="T1"> y </text:span><text:span text:style-name="Source_20_Text"><text:span text:style-name="T1">array2</text:span></text:span><text:span text:style-name="T1"> cada vez que ejecutas el programa.</text:span></text:p>
      <text:p text:style-name="Text_20_body"><text:span text:style-name="T1">Esto asegura que el resultado del producto punto (ya sea con el bucle </text:span><text:span text:style-name="Source_20_Text"><text:span text:style-name="T1">for</text:span></text:span><text:span text:style-name="T1"> o con </text:span><text:span text:style-name="Source_20_Text"><text:span text:style-name="T1">np.dot</text:span></text:span><text:span text:style-name="T1">) será siempre el mismo en cada ejecución, haciendo que el código sea </text:span><text:span text:style-name="Strong_20_Emphasis"><text:span text:style-name="T1">reproducible</text:span></text:span><text:span text:style-name="T1">.</text:span></text:p>
      <text:p text:style-name="Text_20_body"><text:span text:style-name="T1">Si no se hubiera usado </text:span><text:span text:style-name="Source_20_Text"><text:span text:style-name="T1">np.random.seed(5)</text:span></text:span><text:span text:style-name="T1">, los números en </text:span><text:span text:style-name="Source_20_Text"><text:span text:style-name="T1">array1</text:span></text:span><text:span text:style-name="T1"> y </text:span><text:span text:style-name="Source_20_Text"><text:span text:style-name="T1">array2</text:span></text:span><text:span text:style-name="T1"> serían diferentes en cada ejecución, y por lo tanto, el producto punto también cambiaría cada vez.</text:span></text:p>
      <text:h text:style-name="Heading_20_4" text:outline-level="4"><text:span text:style-name="T1">4. </text:span><text:span text:style-name="Source_20_Text"><text:span text:style-name="T1">array_size = 10000000</text:span></text:span></text:h>
      <text:p text:style-name="Text_20_body"><text:span text:style-name="T1">Se define el tamaño del array con </text:span><text:span text:style-name="Strong_20_Emphasis"><text:span text:style-name="T1">10 millones de elementos</text:span></text:span><text:span text:style-name="T1">. Este valor es utilizado para generar dos arrays grandes de números aleatorios más adelante.</text:span></text:p>
      <text:h text:style-name="Heading_20_4" text:outline-level="4"><text:span text:style-name="T1">5. </text:span><text:span text:style-name="Source_20_Text"><text:span text:style-name="T1">array1 = np.random.rand(1, array_size)</text:span></text:span></text:h>
      <text:p text:style-name="Text_20_body"><text:span text:style-name="T1">Esta línea utiliza la función </text:span><text:span text:style-name="Source_20_Text"><text:span text:style-name="T1">np.random.rand()</text:span></text:span><text:span text:style-name="T1">, que genera un array de números aleatorios distribuidos uniformemente entre 0 y 1. Aquí se crea un array de forma </text:span><text:span text:style-name="Source_20_Text"><text:span text:style-name="T1">(1, 10000000)</text:span></text:span><text:span text:style-name="T1">, es decir, un array de 1 fila y 10 millones de columnas.</text:span></text:p>
      <text:h text:style-name="Heading_20_4" text:outline-level="4"><text:span text:style-name="T1">6. </text:span><text:span text:style-name="Source_20_Text"><text:span text:style-name="T1">array2 = np.random.rand(1, array_size)</text:span></text:span></text:h>
      <text:p text:style-name="Text_20_body"><text:span text:style-name="T1">Se crea otro array de la misma forma y tamaño que </text:span><text:span text:style-name="Source_20_Text"><text:span text:style-name="T1">array1</text:span></text:span><text:span text:style-name="T1">, también lleno de números aleatorios distribuidos uniformemente entre 0 y 1.</text:span></text:p>
      <text:h text:style-name="Heading_20_4" text:outline-level="4"><text:span text:style-name="T1">7. </text:span><text:span text:style-name="Source_20_Text"><text:span text:style-name="T1">t1 = perf_counter()</text:span></text:span></text:h>
      <text:p text:style-name="Text_20_body"><text:span text:style-name="T1">Se registra el tiempo de inicio (</text:span><text:span text:style-name="Source_20_Text"><text:span text:style-name="T1">t1</text:span></text:span><text:span text:style-name="T1">) justo antes de comenzar el bucle </text:span><text:span text:style-name="Source_20_Text"><text:span text:style-name="T1">for</text:span></text:span><text:span text:style-name="T1">, para medir el tiempo que toma realizar el producto punto de los arrays manualmente.</text:span></text:p>
      <text:h text:style-name="Heading_20_4" text:outline-level="4"><text:soft-page-break/><text:span text:style-name="T1">8. </text:span><text:span text:style-name="Source_20_Text"><text:span text:style-name="T1">resultado = 0</text:span></text:span></text:h>
      <text:p text:style-name="Text_20_body"><text:span text:style-name="T1">Inicializa la variable </text:span><text:span text:style-name="Source_20_Text"><text:span text:style-name="T1">resultado</text:span></text:span><text:span text:style-name="T1"> en 0. Esta variable almacenará el valor del producto escalar (dot product) de los arrays.</text:span></text:p>
      <text:h text:style-name="Heading_20_4" text:outline-level="4"><text:span text:style-name="T1">9. </text:span><text:span text:style-name="Source_20_Text"><text:span text:style-name="T1">for i in range(array1.shape[1]):</text:span></text:span></text:h>
      <text:p text:style-name="Text_20_body"><text:span text:style-name="T1">Aquí comienza un </text:span><text:span text:style-name="Strong_20_Emphasis"><text:span text:style-name="T1">bucle </text:span></text:span><text:span text:style-name="Strong_20_Emphasis"><text:span text:style-name="Source_20_Text"><text:span text:style-name="T1">for</text:span></text:span></text:span><text:span text:style-name="T1"> que iterará sobre cada índice de los arrays, desde 0 hasta </text:span><text:span text:style-name="Source_20_Text"><text:span text:style-name="T1">array_size - 1</text:span></text:span><text:span text:style-name="T1"> (10 millones de iteraciones).</text:span></text:p>
      <text:list text:style-name="L3">
        <text:list-item>
          <text:p text:style-name="P43"><text:span text:style-name="Strong_20_Emphasis"><text:span text:style-name="Source_20_Text"><text:span text:style-name="T1">array1.shape[1]</text:span></text:span></text:span><text:span text:style-name="T1">: Obtiene el número de columnas de </text:span><text:span text:style-name="Source_20_Text"><text:span text:style-name="T1">array1</text:span></text:span><text:span text:style-name="T1">, que es 10 millones. El atributo </text:span><text:span text:style-name="Source_20_Text"><text:span text:style-name="T1">.shape</text:span></text:span><text:span text:style-name="T1"> en NumPy devuelve la forma (dimensiones) del array, donde el segundo valor (</text:span><text:span text:style-name="Source_20_Text"><text:span text:style-name="T1">[1]</text:span></text:span><text:span text:style-name="T1">) es el número de columnas en este caso.</text:span></text:p>
        </text:list-item>
      </text:list>
      <text:h text:style-name="Heading_20_4" text:outline-level="4"><text:span text:style-name="T1">10. </text:span><text:span text:style-name="Source_20_Text"><text:span text:style-name="T1">resultado += array1[0, i] * array2[0, i]</text:span></text:span></text:h>
      <text:p text:style-name="Text_20_body"><text:span text:style-name="T1">En cada iteración, toma los elementos correspondientes de </text:span><text:span text:style-name="Source_20_Text"><text:span text:style-name="T1">array1</text:span></text:span><text:span text:style-name="T1"> y </text:span><text:span text:style-name="Source_20_Text"><text:span text:style-name="T1">array2</text:span></text:span><text:span text:style-name="T1"> en la posición </text:span><text:span text:style-name="Source_20_Text"><text:span text:style-name="T1">i</text:span></text:span><text:span text:style-name="T1">, los multiplica y </text:span><text:span text:style-name="Strong_20_Emphasis"><text:span text:style-name="T1">suma</text:span></text:span><text:span text:style-name="T1"> el resultado a la variable </text:span><text:span text:style-name="Source_20_Text"><text:span text:style-name="T1">resultado</text:span></text:span><text:span text:style-name="T1">. Este es un </text:span><text:span text:style-name="Strong_20_Emphasis"><text:span text:style-name="T1">producto punto manual</text:span></text:span><text:span text:style-name="T1">.</text:span></text:p>
      <text:list text:style-name="L4">
        <text:list-item>
          <text:p text:style-name="P45"><text:span text:style-name="Source_20_Text"><text:span text:style-name="T1">array1[0, i]</text:span></text:span><text:span text:style-name="T1">: Accede al elemento de la fila 0 y columna </text:span><text:span text:style-name="Source_20_Text"><text:span text:style-name="T1">i</text:span></text:span><text:span text:style-name="T1"> del array.</text:span></text:p>
        </text:list-item>
        <text:list-item>
          <text:p text:style-name="P44"><text:span text:style-name="Source_20_Text"><text:span text:style-name="T1">array2[0, i]</text:span></text:span><text:span text:style-name="T1">: Lo mismo, pero en </text:span><text:span text:style-name="Source_20_Text"><text:span text:style-name="T1">array2</text:span></text:span><text:span text:style-name="T1">.</text:span></text:p>
        </text:list-item>
      </text:list>
      <text:h text:style-name="Heading_20_4" text:outline-level="4"><text:span text:style-name="T1">11. </text:span><text:span text:style-name="Source_20_Text"><text:span text:style-name="T1">t2 = perf_counter()</text:span></text:span></text:h>
      <text:p text:style-name="Text_20_body"><text:span text:style-name="T1">Se registra el tiempo de finalización (</text:span><text:span text:style-name="Source_20_Text"><text:span text:style-name="T1">t2</text:span></text:span><text:span text:style-name="T1">) justo después de completar el bucle. El tiempo total de ejecución del bucle se calcula restando </text:span><text:span text:style-name="Source_20_Text"><text:span text:style-name="T1">t1</text:span></text:span><text:span text:style-name="T1"> de </text:span><text:span text:style-name="Source_20_Text"><text:span text:style-name="T1">t2</text:span></text:span><text:span text:style-name="T1">.</text:span></text:p>
      <text:h text:style-name="Heading_20_4" text:outline-level="4"><text:span text:style-name="T1">12. </text:span><text:span text:style-name="Source_20_Text"><text:span text:style-name="T1">print("Resultado = " + str(resultado))</text:span></text:span></text:h>
      <text:p text:style-name="P14">Imprime el valor calculado del producto punto.</text:p>
      <text:h text:style-name="Heading_20_4" text:outline-level="4"><text:span text:style-name="T1">13. </text:span><text:span text:style-name="Source_20_Text"><text:span text:style-name="T1">print("Tiempo = " + str(t2 - t1) + " s")</text:span></text:span></text:h>
      <text:p text:style-name="Text_20_body"><text:span text:style-name="T1">Imprime el </text:span><text:span text:style-name="Strong_20_Emphasis"><text:span text:style-name="T1">tiempo que tomó</text:span></text:span><text:span text:style-name="T1"> completar el cálculo manual en segundos. En este caso, se observa que tarda aproximadamente </text:span><text:span text:style-name="Strong_20_Emphasis"><text:span text:style-name="T1">5.32 segundos</text:span></text:span><text:span text:style-name="T1">.</text:span></text:p>
      <text:h text:style-name="P5" text:outline-level="3">Segunda parte (usando NumPy)</text:h>
      <text:h text:style-name="Heading_20_4" text:outline-level="4"><text:span text:style-name="T1">14. </text:span><text:span text:style-name="Source_20_Text"><text:span text:style-name="T1">t1 = perf_counter()</text:span></text:span></text:h>
      <text:p text:style-name="P14">Se vuelve a registrar el tiempo inicial antes de calcular el producto punto usando la función optimizada de NumPy.</text:p>
      <text:h text:style-name="Heading_20_4" text:outline-level="4"><text:span text:style-name="T1">15. </text:span><text:span text:style-name="Source_20_Text"><text:span text:style-name="T1">resultado = np.dot(array1, array2.T)</text:span></text:span></text:h>
      <text:p text:style-name="Text_20_body"><text:span text:style-name="T1">Aquí se utiliza la función </text:span><text:span text:style-name="Strong_20_Emphasis"><text:span text:style-name="Source_20_Text"><text:span text:style-name="T1">np.dot()</text:span></text:span></text:span><text:span text:style-name="T1">, que es la implementación optimizada de NumPy para calcular el </text:span><text:span text:style-name="Strong_20_Emphasis"><text:span text:style-name="T1">producto punto</text:span></text:span><text:span text:style-name="T1"> de dos arrays.</text:span></text:p>
      <text:list text:style-name="L5">
        <text:list-item>
          <text:p text:style-name="P47"><text:span text:style-name="Strong_20_Emphasis"><text:span text:style-name="Source_20_Text"><text:span text:style-name="T1">array1</text:span></text:span></text:span><text:span text:style-name="T1"> y </text:span><text:span text:style-name="Strong_20_Emphasis"><text:span text:style-name="Source_20_Text"><text:span text:style-name="T1">array2.T</text:span></text:span></text:span><text:span text:style-name="T1"> (transpuesta de </text:span><text:span text:style-name="Source_20_Text"><text:span text:style-name="T1">array2</text:span></text:span><text:span text:style-name="T1">): Dado que los arrays son de forma </text:span><text:span text:style-name="Source_20_Text"><text:span text:style-name="T1">(1, 10000000)</text:span></text:span><text:span text:style-name="T1">, necesitamos transponer </text:span><text:span text:style-name="Source_20_Text"><text:span text:style-name="T1">array2</text:span></text:span><text:span text:style-name="T1"> para que la operación de producto punto sea posible.</text:span></text:p>
          <text:list>
            <text:list-item>
              <text:p text:style-name="P46"><text:span text:style-name="T1">La transposición convierte </text:span><text:span text:style-name="Source_20_Text"><text:span text:style-name="T1">array2</text:span></text:span><text:span text:style-name="T1"> de forma </text:span><text:span text:style-name="Source_20_Text"><text:span text:style-name="T1">(1, 10000000)</text:span></text:span><text:span text:style-name="T1"> a </text:span><text:span text:style-name="Source_20_Text"><text:span text:style-name="T1">(10000000, 1)</text:span></text:span><text:span text:style-name="T1">, lo que permite que NumPy realice la multiplicación correctamente y devuelva un escalar (un número).</text:span></text:p>
            </text:list-item>
          </text:list>
        </text:list-item>
      </text:list>
      <text:h text:style-name="Heading_20_4" text:outline-level="4"><text:soft-page-break/><text:span text:style-name="T1">16. </text:span><text:span text:style-name="Source_20_Text"><text:span text:style-name="T1">t2 = perf_counter()</text:span></text:span></text:h>
      <text:p text:style-name="Text_20_body"><text:span text:style-name="T1">Se registra el tiempo final justo después de realizar la operación con </text:span><text:span text:style-name="Source_20_Text"><text:span text:style-name="T1">np.dot()</text:span></text:span><text:span text:style-name="T1">.</text:span></text:p>
      <text:h text:style-name="Heading_20_4" text:outline-level="4"><text:span text:style-name="T1">17. </text:span><text:span text:style-name="Source_20_Text"><text:span text:style-name="T1">print("Resultado = " + str(resultado[0][0]))</text:span></text:span></text:h>
      <text:p text:style-name="Text_20_body"><text:span text:style-name="T1">Imprime el valor del resultado. Dado que </text:span><text:span text:style-name="Source_20_Text"><text:span text:style-name="T1">np.dot()</text:span></text:span><text:span text:style-name="T1"> devuelve un array 2D (con una sola fila y columna), accedemos al valor con </text:span><text:span text:style-name="Source_20_Text"><text:span text:style-name="T1">[0][0]</text:span></text:span><text:span text:style-name="T1">.</text:span></text:p>
      <text:h text:style-name="Heading_20_4" text:outline-level="4"><text:span text:style-name="T1">18. </text:span><text:span text:style-name="Source_20_Text"><text:span text:style-name="T1">print("Tiempo = " + str(t2 - t1) + " s")</text:span></text:span></text:h>
      <text:p text:style-name="Text_20_body"><text:span text:style-name="T1">Imprime el </text:span><text:span text:style-name="Strong_20_Emphasis"><text:span text:style-name="T1">tiempo que tomó</text:span></text:span><text:span text:style-name="T1"> completar la operación con </text:span><text:span text:style-name="Source_20_Text"><text:span text:style-name="T1">np.dot()</text:span></text:span><text:span text:style-name="T1">. En este caso, </text:span><text:span text:style-name="Strong_20_Emphasis"><text:span text:style-name="T1">solo tarda aproximadamente 0.012 segundos</text:span></text:span><text:span text:style-name="T1">, lo que es significativamente más rápido que el bucle </text:span><text:span text:style-name="Source_20_Text"><text:span text:style-name="T1">for</text:span></text:span><text:span text:style-name="T1">.</text:span></text:p>
      <text:h text:style-name="P4" text:outline-level="3">Análisis de la diferencia en tiempos</text:h>
      <text:p text:style-name="Text_20_body"><text:span text:style-name="T1">La razón principal de la </text:span><text:span text:style-name="Strong_20_Emphasis"><text:span text:style-name="T1">enorme diferencia en tiempos de ejecución</text:span></text:span><text:span text:style-name="T1"> es que:</text:span></text:p>
      <text:list text:style-name="L6">
        <text:list-item>
          <text:p text:style-name="P49"><text:span text:style-name="Strong_20_Emphasis"><text:span text:style-name="T1">Bucle </text:span></text:span><text:span text:style-name="Strong_20_Emphasis"><text:span text:style-name="Source_20_Text"><text:span text:style-name="T1">for</text:span></text:span></text:span><text:span text:style-name="T1">: Python maneja cada operación </text:span><text:span text:style-name="T5">recorriendo todos los elementos de las arrays con el bucle for</text:span><text:span text:style-name="T1">, <text:s/>lo que lo hace lento.</text:span></text:p>
        </text:list-item>
        <text:list-item>
          <text:p text:style-name="P48"><text:span text:style-name="Strong_20_Emphasis"><text:span text:style-name="T1">NumPy (</text:span></text:span><text:span text:style-name="Strong_20_Emphasis"><text:span text:style-name="Source_20_Text"><text:span text:style-name="T1">np.dot()</text:span></text:span></text:span><text:span text:style-name="Strong_20_Emphasis"><text:span text:style-name="T1">)</text:span></text:span><text:span text:style-name="T1">: Opera en el nivel más bajo (C o Fortran), extremadamente rápido.</text:span></text:p>
        </text:list-item>
      </text:list>
      <text:p text:style-name="P14">La diferencia en rendimiento muestra por qué NumPy es ideal para trabajar con grandes volúmenes de datos y operaciones matriciales complejas.</text:p>
      <text:h text:style-name="Heading_20_3" text:outline-level="3"><text:span text:style-name="T1">3. </text:span><text:span text:style-name="Strong_20_Emphasis"><text:span text:style-name="T1">Instalación e Importación de NumPy</text:span></text:span></text:h>
      <text:list text:style-name="L7">
        <text:list-item>
          <text:p text:style-name="P51"><text:span text:style-name="Strong_20_Emphasis"><text:span text:style-name="T1">Instalación</text:span></text:span><text:span text:style-name="T1">: Si usas </text:span><text:span text:style-name="Source_20_Text"><text:span text:style-name="T1">conda</text:span></text:span><text:span text:style-name="T1">, puedes instalar NumPy con </text:span><text:span text:style-name="Source_20_Text"><text:span text:style-name="T1">conda install numpy</text:span></text:span><text:span text:style-name="T1">. También viene preinstalado en entornos como Anaconda y Google Colab.</text:span></text:p>
        </text:list-item>
        <text:list-item>
          <text:p text:style-name="P50"><text:span text:style-name="Strong_20_Emphasis"><text:span text:style-name="T1">Importación</text:span></text:span><text:span text:style-name="T1">: Para usar NumPy, simplemente ejecuta:</text:span></text:p>
          <text:p text:style-name="P21"><text:span text:style-name="Source_20_Text"><text:span text:style-name="T7">import numpy as np</text:span></text:span></text:p>
        </text:list-item>
      </text:list>
      <text:p text:style-name="P8"/>
      <text:h text:style-name="Heading_20_3" text:outline-level="3"><text:span text:style-name="T1">4. </text:span><text:span text:style-name="Strong_20_Emphasis"><text:span text:style-name="T1">Creación de Arrays en NumPy</text:span></text:span></text:h>
      <text:list text:style-name="L8">
        <text:list-item>
          <text:p text:style-name="P52"><text:span text:style-name="Strong_20_Emphasis"><text:span text:style-name="T1">Array simple</text:span></text:span><text:span text:style-name="T1">: Se puede crear con la función </text:span><text:span text:style-name="Source_20_Text"><text:span text:style-name="T1">np.array</text:span></text:span><text:span text:style-name="T1">:</text:span></text:p>
          <text:p text:style-name="P22"><text:span text:style-name="Source_20_Text"><text:span text:style-name="T7">a = np.array([10, 20, 30, 40, 50])</text:span></text:span></text:p>
        </text:list-item>
        <text:list-item>
          <text:p text:style-name="P52"><text:span text:style-name="Strong_20_Emphasis"><text:span text:style-name="T1">Array con tipo de datos específico</text:span></text:span><text:span text:style-name="T1">: Por ejemplo, un array de enteros de 32 bits:</text:span></text:p>
          <text:p text:style-name="P22"><text:span text:style-name="Source_20_Text"><text:span text:style-name="T8">a = np.array([10, 20, 30, 40, 50], dtype=np.int32)</text:span></text:span></text:p>
        </text:list-item>
        <text:list-item>
          <text:p text:style-name="P52"><text:span text:style-name="Strong_20_Emphasis"><text:span text:style-name="T1">Array con </text:span></text:span><text:span text:style-name="Strong_20_Emphasis"><text:span text:style-name="Source_20_Text"><text:span text:style-name="T1">asarray</text:span></text:span></text:span><text:span text:style-name="T1">: Es otra opción para crear arrays, que evita copiar el array si ya existe.</text:span></text:p>
        </text:list-item>
      </text:list>
      <text:p text:style-name="P8"/>
      <text:h text:style-name="Heading_20_3" text:outline-level="3"><text:span text:style-name="T1">5. </text:span><text:span text:style-name="Strong_20_Emphasis"><text:span text:style-name="T1">Rangos de Valores y Valores Equidistantes</text:span></text:span></text:h>
      <text:list text:style-name="L9">
        <text:list-item>
          <text:p text:style-name="P53"><text:span text:style-name="Strong_20_Emphasis"><text:span text:style-name="Source_20_Text"><text:span text:style-name="T1">np.arange</text:span></text:span></text:span><text:span text:style-name="T1">: Similar a </text:span><text:span text:style-name="Source_20_Text"><text:span text:style-name="T1">range</text:span></text:span><text:span text:style-name="T1"> en Python, genera un rango de valores. No incluye el último valor.</text:span></text:p>
          <text:p text:style-name="P23"><text:soft-page-break/><text:span text:style-name="Source_20_Text"><text:span text:style-name="T8">a = np.arange(100, 200, 10)</text:span></text:span></text:p>
          <text:p text:style-name="P53"><text:span text:style-name="T1">Genera: </text:span><text:span text:style-name="Source_20_Text"><text:span text:style-name="T1">[100, 110, 120, ..., 190]</text:span></text:span></text:p>
        </text:list-item>
        <text:list-item>
          <text:p text:style-name="P53"><text:span text:style-name="Strong_20_Emphasis"><text:span text:style-name="Source_20_Text"><text:span text:style-name="T1">np.linspace</text:span></text:span></text:span><text:span text:style-name="T1">: Genera un conjunto de valores equidistantes entre un rango, e incluye el último valor.</text:span></text:p>
          <text:p text:style-name="P23"><text:span text:style-name="Source_20_Text"><text:span text:style-name="T7">a = np.linspace(0, 5, 20)</text:span></text:span></text:p>
          <text:p text:style-name="P40">Genera 20 valores entre 0 y 5.</text:p>
        </text:list-item>
      </text:list>
      <text:p text:style-name="P8"/>
      <text:h text:style-name="Heading_20_3" text:outline-level="3"><text:span text:style-name="T1">6. </text:span><text:span text:style-name="Strong_20_Emphasis"><text:span text:style-name="T1">Matrices y Acceso a Datos</text:span></text:span></text:h>
      <text:list text:style-name="L10">
        <text:list-item>
          <text:p text:style-name="P54"><text:span text:style-name="Strong_20_Emphasis"><text:span text:style-name="T1">Crear una matriz</text:span></text:span><text:span text:style-name="T1">: Puedes crear una matriz (2D) usando </text:span><text:span text:style-name="Source_20_Text"><text:span text:style-name="T1">np.array</text:span></text:span><text:span text:style-name="T1">:</text:span></text:p>
          <text:p text:style-name="P24"><text:span text:style-name="Source_20_Text"><text:span text:style-name="T8">a = np.array([[10, 2], [30, 4], [60, 7]])</text:span></text:span></text:p>
        </text:list-item>
        <text:list-item>
          <text:p text:style-name="P54"><text:span text:style-name="Strong_20_Emphasis"><text:span text:style-name="T1">Acceder a datos</text:span></text:span><text:span text:style-name="T1">: Se pueden seleccionar filas y columnas usando índices entre corchetes </text:span><text:span text:style-name="Source_20_Text"><text:span text:style-name="T1">[]</text:span></text:span><text:span text:style-name="T1">.</text:span></text:p>
          <text:list>
            <text:list-item>
              <text:p text:style-name="P55"><text:span text:style-name="Strong_20_Emphasis"><text:span text:style-name="T1">Fila específica</text:span></text:span><text:span text:style-name="T1">: </text:span><text:span text:style-name="Source_20_Text"><text:span text:style-name="T1">a[1, :]</text:span></text:span><text:span text:style-name="T1"> accede a la fila 1.</text:span></text:p>
            </text:list-item>
            <text:list-item>
              <text:p text:style-name="P55"><text:span text:style-name="Strong_20_Emphasis"><text:span text:style-name="T1">Columna específica</text:span></text:span><text:span text:style-name="T1">: </text:span><text:span text:style-name="Source_20_Text"><text:span text:style-name="T1">a[:, 0]</text:span></text:span><text:span text:style-name="T1"> accede a la primera columna.</text:span></text:p>
            </text:list-item>
            <text:list-item>
              <text:p text:style-name="P54"><text:span text:style-name="Strong_20_Emphasis"><text:span text:style-name="T1">Rangos y booleanos</text:span></text:span><text:span text:style-name="T1">: También se pueden usar rangos, por ejemplo </text:span><text:span text:style-name="Source_20_Text"><text:span text:style-name="T1">a[1:3, :]</text:span></text:span><text:span text:style-name="T1">, o acceder usando booleanos </text:span><text:span text:style-name="Source_20_Text"><text:span text:style-name="T1">a[a &gt; 3]</text:span></text:span><text:span text:style-name="T1">.</text:span></text:p>
            </text:list-item>
          </text:list>
        </text:list-item>
      </text:list>
      <text:p text:style-name="P8"/>
      <text:h text:style-name="Heading_20_3" text:outline-level="3"><text:span text:style-name="Strong_20_Emphasis"><text:span text:style-name="T1">Acceso básico a datos en NumPy</text:span></text:span></text:h>
      <text:p text:style-name="Text_20_body"><text:span text:style-name="T1">En </text:span><text:span text:style-name="Strong_20_Emphasis"><text:span text:style-name="T1">NumPy</text:span></text:span><text:span text:style-name="T1">, el acceso a los elementos de un array se realiza utilizando corchetes </text:span><text:span text:style-name="Source_20_Text"><text:span text:style-name="T1">[]</text:span></text:span><text:span text:style-name="T1">. Puedes acceder a filas, columnas o elementos individuales de arrays multidimensionales de la siguiente manera:</text:span></text:p>
      <text:h text:style-name="P20" text:outline-level="4">Ejemplo base</text:h>
      <text:p text:style-name="P9">python</text:p>
      <text:p text:style-name="P9">Copiar código</text:p>
      <text:p text:style-name="P15"><text:span text:style-name="Source_20_Text"><text:span text:style-name="T1">a = np.array([[10, 2], [30, 4], [60, 7]])</text:span></text:span></text:p>
      <text:p text:style-name="P14">Este array es una matriz 3×23 \times 23×2:</text:p>
      <text:p text:style-name="P9">Copiar código</text:p>
      <text:p text:style-name="P16"><text:span text:style-name="Source_20_Text"><text:span text:style-name="T1">⎛ 10 <text:s/>2 <text:s/>⎞</text:span></text:span></text:p>
      <text:p text:style-name="P16"><text:span text:style-name="Source_20_Text"><text:span text:style-name="T1">⎜ 30 <text:s/>4 <text:s/>⎟</text:span></text:span></text:p>
      <text:p text:style-name="P15"><text:span text:style-name="Source_20_Text"><text:span text:style-name="T1">⎝ 60 <text:s/>7 <text:s/>⎠</text:span></text:span></text:p>
      <text:h text:style-name="P20" text:outline-level="4">Acceso por número de fila</text:h>
      <text:p text:style-name="P14">Puedes acceder a una fila específica:</text:p>
      <text:p text:style-name="P9">python</text:p>
      <text:p text:style-name="P9">Copiar código</text:p>
      <text:p text:style-name="P15"><text:span text:style-name="Source_20_Text"><text:span text:style-name="T1">a[4] <text:s/># Devuelve la fila con índice 4</text:span></text:span></text:p>
      <text:p text:style-name="Text_20_body"><text:soft-page-break/><text:span text:style-name="Strong_20_Emphasis"><text:span text:style-name="T1">Nota</text:span></text:span><text:span text:style-name="T1">: en este ejemplo no hay una fila 4 porque el array tiene 3 filas. Si intentas acceder a una fila que no existe, obtendrás un error de "índice fuera de rango".</text:span></text:p>
      <text:h text:style-name="P20" text:outline-level="4">Acceso a varias filas específicas</text:h>
      <text:p text:style-name="P14">Puedes acceder a varias filas a la vez proporcionando una lista de índices:</text:p>
      <text:p text:style-name="P9">python</text:p>
      <text:p text:style-name="P9">Copiar código</text:p>
      <text:p text:style-name="P15"><text:span text:style-name="Source_20_Text"><text:span text:style-name="T1">a[[0, 2]] <text:s/># Devuelve las filas 0 y 2</text:span></text:span></text:p>
      <text:p text:style-name="Text_20_body"><text:span text:style-name="Strong_20_Emphasis"><text:span text:style-name="T1">Resultado</text:span></text:span><text:span text:style-name="T1">:</text:span></text:p>
      <text:p text:style-name="P9">lua</text:p>
      <text:p text:style-name="P9">Copiar código</text:p>
      <text:p text:style-name="P16"><text:span text:style-name="Source_20_Text"><text:span text:style-name="T1">[[10, 2],</text:span></text:span></text:p>
      <text:p text:style-name="P15"><text:span text:style-name="Source_20_Text"><text:span text:style-name="T1"><text:s/>[60, 7]]</text:span></text:span></text:p>
      <text:h text:style-name="P20" text:outline-level="4">Acceso a todas las filas</text:h>
      <text:p text:style-name="Text_20_body"><text:span text:style-name="T1">Para acceder a todas las filas, puedes usar </text:span><text:span text:style-name="Source_20_Text"><text:span text:style-name="T1">:</text:span></text:span><text:span text:style-name="T1">:</text:span></text:p>
      <text:p text:style-name="P9">python</text:p>
      <text:p text:style-name="P9">Copiar código</text:p>
      <text:p text:style-name="P15"><text:span text:style-name="Source_20_Text"><text:span text:style-name="T1">a[:] <text:s/># Devuelve todas las filas</text:span></text:span></text:p>
      <text:h text:style-name="P20" text:outline-level="4">Acceso a un rango de filas</text:h>
      <text:p text:style-name="Text_20_body"><text:span text:style-name="T1">Puedes acceder a un rango de filas especificando el índice inicial y el índice final con </text:span><text:span text:style-name="Source_20_Text"><text:span text:style-name="T1">:</text:span></text:span><text:span text:style-name="T1">:</text:span></text:p>
      <text:p text:style-name="P9">python</text:p>
      <text:p text:style-name="P9">Copiar código</text:p>
      <text:p text:style-name="P15"><text:span text:style-name="Source_20_Text"><text:span text:style-name="T1">a[1:3] <text:s/># Devuelve las filas 1 y 2 (3 no está incluido)</text:span></text:span></text:p>
      <text:p text:style-name="Text_20_body"><text:span text:style-name="Strong_20_Emphasis"><text:span text:style-name="T1">Resultado</text:span></text:span><text:span text:style-name="T1">:</text:span></text:p>
      <text:p text:style-name="P9">lua</text:p>
      <text:p text:style-name="P9">Copiar código</text:p>
      <text:p text:style-name="P16"><text:span text:style-name="Source_20_Text"><text:span text:style-name="T1">[[30, 4],</text:span></text:span></text:p>
      <text:p text:style-name="P15"><text:span text:style-name="Source_20_Text"><text:span text:style-name="T1"><text:s/>[60, 7]]</text:span></text:span></text:p>
      <text:h text:style-name="P20" text:outline-level="4">Acceso por booleanos</text:h>
      <text:p text:style-name="P14">Acceder a filas usando valores booleanos es una técnica avanzada que permite filtrar datos:</text:p>
      <text:p text:style-name="P9">python</text:p>
      <text:p text:style-name="P9">Copiar código</text:p>
      <text:p text:style-name="P15"><text:span text:style-name="Source_20_Text"><text:span text:style-name="T1">a[[True, False, True]] <text:s/># Devuelve las filas donde el valor booleano es True</text:span></text:span></text:p>
      <text:p text:style-name="Text_20_body"><text:span text:style-name="Strong_20_Emphasis"><text:span text:style-name="T1">Resultado</text:span></text:span><text:span text:style-name="T1">:</text:span></text:p>
      <text:p text:style-name="P9">lua</text:p>
      <text:p text:style-name="P9">Copiar código</text:p>
      <text:p text:style-name="P16"><text:span text:style-name="Source_20_Text"><text:span text:style-name="T1">[[10, 2],</text:span></text:span></text:p>
      <text:p text:style-name="P15"><text:span text:style-name="Source_20_Text"><text:span text:style-name="T1"><text:s/>[60, 7]]</text:span></text:span></text:p>
      <text:p text:style-name="P14"><text:soft-page-break/>Si el array booleano tiene el mismo tamaño que el número de filas, puedes usarlo para seleccionar las filas correspondientes.</text:p>
      <text:h text:style-name="P4" text:outline-level="3">Índices negativos</text:h>
      <text:p text:style-name="P14">Los índices negativos permiten acceder a las filas o columnas desde el final.</text:p>
      <text:list text:style-name="L20">
        <text:list-item>
          <text:p text:style-name="P65"><text:span text:style-name="Source_20_Text"><text:span text:style-name="T1">[-1]</text:span></text:span><text:span text:style-name="T1"> selecciona la última fila.</text:span></text:p>
        </text:list-item>
        <text:list-item>
          <text:p text:style-name="P64"><text:span text:style-name="Source_20_Text"><text:span text:style-name="T1">[-2]</text:span></text:span><text:span text:style-name="T1"> selecciona la penúltima fila.</text:span></text:p>
        </text:list-item>
      </text:list>
      <text:p text:style-name="P9">python</text:p>
      <text:p text:style-name="P9">Copiar código</text:p>
      <text:p text:style-name="P15"><text:span text:style-name="Source_20_Text"><text:span text:style-name="T1">a[-1] <text:s/># Última fila</text:span></text:span></text:p>
      <text:p text:style-name="Text_20_body"><text:span text:style-name="Strong_20_Emphasis"><text:span text:style-name="T1">Resultado</text:span></text:span><text:span text:style-name="T1">:</text:span></text:p>
      <text:p text:style-name="P9">csharp</text:p>
      <text:p text:style-name="P9">Copiar código</text:p>
      <text:p text:style-name="P15"><text:span text:style-name="Source_20_Text"><text:span text:style-name="T1">[60, 7]</text:span></text:span></text:p>
      <text:h text:style-name="P4" text:outline-level="3">Selección combinada de filas y columnas</text:h>
      <text:p text:style-name="P14">Puedes acceder a varias filas o columnas al mismo tiempo:</text:p>
      <text:p text:style-name="P9">python</text:p>
      <text:p text:style-name="P9">Copiar código</text:p>
      <text:p text:style-name="P15"><text:span text:style-name="Source_20_Text"><text:span text:style-name="T1">a[[-1, -2]] <text:s/># Última y penúltima fila</text:span></text:span></text:p>
      <text:p text:style-name="Text_20_body"><text:span text:style-name="Strong_20_Emphasis"><text:span text:style-name="T1">Resultado</text:span></text:span><text:span text:style-name="T1">:</text:span></text:p>
      <text:p text:style-name="P9">lua</text:p>
      <text:p text:style-name="P9">Copiar código</text:p>
      <text:p text:style-name="P16"><text:span text:style-name="Source_20_Text"><text:span text:style-name="T1">[[60, 7],</text:span></text:span></text:p>
      <text:p text:style-name="P15"><text:span text:style-name="Source_20_Text"><text:span text:style-name="T1"><text:s/>[30, 4]]</text:span></text:span></text:p>
      <text:p text:style-name="P14">Otra forma interesante de usar índices negativos es mezclar números positivos y negativos para crear combinaciones:</text:p>
      <text:p text:style-name="P9">python</text:p>
      <text:p text:style-name="P9">Copiar código</text:p>
      <text:p text:style-name="P15"><text:span text:style-name="Source_20_Text"><text:span text:style-name="T1">a[[0, -2]] <text:s/># Accede a la primera y la penúltima fila</text:span></text:span></text:p>
      <text:p text:style-name="Text_20_body"><text:span text:style-name="Strong_20_Emphasis"><text:span text:style-name="T1">Resultado</text:span></text:span><text:span text:style-name="T1">:</text:span></text:p>
      <text:p text:style-name="P9">lua</text:p>
      <text:p text:style-name="P9">Copiar código</text:p>
      <text:p text:style-name="P16"><text:span text:style-name="Source_20_Text"><text:span text:style-name="T1">[[10, 2],</text:span></text:span></text:p>
      <text:p text:style-name="P15"><text:span text:style-name="Source_20_Text"><text:span text:style-name="T1"><text:s/>[30, 4]]</text:span></text:span></text:p>
      <text:h text:style-name="P4" text:outline-level="3">Selección de columnas</text:h>
      <text:p text:style-name="Text_20_body"><text:span text:style-name="T1">Puedes acceder a una columna especificando su índice después de </text:span><text:span text:style-name="Source_20_Text"><text:span text:style-name="T1">:</text:span></text:span><text:span text:style-name="T1"> para las filas:</text:span></text:p>
      <text:p text:style-name="P9">python</text:p>
      <text:p text:style-name="P9">Copiar código</text:p>
      <text:p text:style-name="P15"><text:span text:style-name="Source_20_Text"><text:span text:style-name="T1">a[:, 0] <text:s/># Todas las filas de la columna 0</text:span></text:span></text:p>
      <text:p text:style-name="Text_20_body"><text:soft-page-break/><text:span text:style-name="Strong_20_Emphasis"><text:span text:style-name="T1">Resultado</text:span></text:span><text:span text:style-name="T1">:</text:span></text:p>
      <text:p text:style-name="P9">csharp</text:p>
      <text:p text:style-name="P9">Copiar código</text:p>
      <text:p text:style-name="P15"><text:span text:style-name="Source_20_Text"><text:span text:style-name="T1">[10, 30, 60]</text:span></text:span></text:p>
      <text:p text:style-name="P14">De la misma forma, puedes acceder a la última columna:</text:p>
      <text:p text:style-name="P9">python</text:p>
      <text:p text:style-name="P9">Copiar código</text:p>
      <text:p text:style-name="P15"><text:span text:style-name="Source_20_Text"><text:span text:style-name="T1">a[:, -1] <text:s/># Todas las filas de la última columna</text:span></text:span></text:p>
      <text:p text:style-name="Text_20_body"><text:span text:style-name="Strong_20_Emphasis"><text:span text:style-name="T1">Resultado</text:span></text:span><text:span text:style-name="T1">:</text:span></text:p>
      <text:p text:style-name="P9">csharp</text:p>
      <text:p text:style-name="P9">Copiar código</text:p>
      <text:p text:style-name="P15"><text:span text:style-name="Source_20_Text"><text:span text:style-name="T1">[2, 4, 7]</text:span></text:span></text:p>
      <text:h text:style-name="P4" text:outline-level="3">Selección de filas y columnas a la vez</text:h>
      <text:p text:style-name="P14">Para acceder a una fila específica y seleccionar todas las columnas, usa:</text:p>
      <text:p text:style-name="P9">python</text:p>
      <text:p text:style-name="P9">Copiar código</text:p>
      <text:p text:style-name="P15"><text:span text:style-name="Source_20_Text"><text:span text:style-name="T1">a[0, :] <text:s/># Todas las columnas de la fila 0</text:span></text:span></text:p>
      <text:p text:style-name="Text_20_body"><text:span text:style-name="Strong_20_Emphasis"><text:span text:style-name="T1">Resultado</text:span></text:span><text:span text:style-name="T1">:</text:span></text:p>
      <text:p text:style-name="P9">csharp</text:p>
      <text:p text:style-name="P9">Copiar código</text:p>
      <text:p text:style-name="P15"><text:span text:style-name="Source_20_Text"><text:span text:style-name="T1">[10, 2]</text:span></text:span></text:p>
      <text:p text:style-name="P14">Si deseas acceder a todas las columnas de la última fila:</text:p>
      <text:p text:style-name="P9">python</text:p>
      <text:p text:style-name="P9">Copiar código</text:p>
      <text:p text:style-name="P15"><text:span text:style-name="Source_20_Text"><text:span text:style-name="T1">a[-1, :] <text:s/># Todas las columnas de la última fila</text:span></text:span></text:p>
      <text:p text:style-name="Text_20_body"><text:span text:style-name="Strong_20_Emphasis"><text:span text:style-name="T1">Resultado</text:span></text:span><text:span text:style-name="T1">:</text:span></text:p>
      <text:p text:style-name="P9">csharp</text:p>
      <text:p text:style-name="P9">Copiar código</text:p>
      <text:p text:style-name="P15"><text:span text:style-name="Source_20_Text"><text:span text:style-name="T1">[60, 7]</text:span></text:span></text:p>
      <text:h text:style-name="P4" text:outline-level="3">Selección de varias columnas</text:h>
      <text:p text:style-name="P14">Puedes seleccionar múltiples columnas al mismo tiempo proporcionando una lista de índices:</text:p>
      <text:p text:style-name="P9">python</text:p>
      <text:p text:style-name="P9">Copiar código</text:p>
      <text:p text:style-name="P15"><text:span text:style-name="Source_20_Text"><text:span text:style-name="T1">a[:, [1, 2]] <text:s/># Todas las filas de las columnas segunda y tercera</text:span></text:span></text:p>
      <text:p text:style-name="P14">Esto solo funciona si el array tiene al menos tres columnas.</text:p>
      <text:h text:style-name="P20" text:outline-level="4">Ejemplo más avanzado:</text:h>
      <text:p text:style-name="P9">python</text:p>
      <text:p text:style-name="P9"><text:soft-page-break/>Copiar código</text:p>
      <text:p text:style-name="P16"><text:span text:style-name="Source_20_Text"><text:span text:style-name="T1">a = np.array([[10, 2, 9.5], [30, 7, 1.6], [60, 4, 8.2]])</text:span></text:span></text:p>
      <text:p text:style-name="P15"><text:span text:style-name="Source_20_Text"><text:span text:style-name="T1">a[:, [1, 2]] <text:s/># Selección de la segunda y tercera columna</text:span></text:span></text:p>
      <text:p text:style-name="Text_20_body"><text:span text:style-name="Strong_20_Emphasis"><text:span text:style-name="T1">Resultado</text:span></text:span><text:span text:style-name="T1">:</text:span></text:p>
      <text:p text:style-name="P9">lua</text:p>
      <text:p text:style-name="P9">Copiar código</text:p>
      <text:p text:style-name="P16"><text:span text:style-name="Source_20_Text"><text:span text:style-name="T1">[[2. , 9.5],</text:span></text:span></text:p>
      <text:p text:style-name="P16"><text:span text:style-name="Source_20_Text"><text:span text:style-name="T1"><text:s/>[7. , 1.6],</text:span></text:span></text:p>
      <text:p text:style-name="P15"><text:span text:style-name="Source_20_Text"><text:span text:style-name="T1"><text:s/>[4. , 8.2]]</text:span></text:span></text:p>
      <text:h text:style-name="P4" text:outline-level="3">Selección de filas y columnas usando booleanos</text:h>
      <text:p text:style-name="P14">Este tipo de selección es muy poderosa y te permite filtrar los datos con condiciones específicas.</text:p>
      <text:h text:style-name="P20" text:outline-level="4">Filtrado de elementos con booleanos</text:h>
      <text:p text:style-name="P14">Primero, crea un array de booleanos que indique qué valores cumplen con una condición:</text:p>
      <text:p text:style-name="P9">python</text:p>
      <text:p text:style-name="P9">Copiar código</text:p>
      <text:p text:style-name="P16"><text:span text:style-name="Source_20_Text"><text:span text:style-name="T1">a = np.array([1, 2, 3, 4, 5])</text:span></text:span></text:p>
      <text:p text:style-name="P15"><text:span text:style-name="Source_20_Text"><text:span text:style-name="T1">b = a &gt; 3 <text:s/># Crea un array booleano que selecciona elementos mayores a 3</text:span></text:span></text:p>
      <text:p text:style-name="Text_20_body"><text:span text:style-name="Strong_20_Emphasis"><text:span text:style-name="T1">Resultado</text:span></text:span><text:span text:style-name="T1">:</text:span></text:p>
      <text:p text:style-name="P9">sql</text:p>
      <text:p text:style-name="P9">Copiar código</text:p>
      <text:p text:style-name="P15"><text:span text:style-name="Source_20_Text"><text:span text:style-name="T1">array([False, False, False, <text:s/>True, <text:s/>True])</text:span></text:span></text:p>
      <text:p text:style-name="P14">Luego, puedes usar este array booleano para filtrar:</text:p>
      <text:p text:style-name="P9">python</text:p>
      <text:p text:style-name="P9">Copiar código</text:p>
      <text:p text:style-name="P15"><text:span text:style-name="Source_20_Text"><text:span text:style-name="T1">a[b] <text:s/># Filtra los elementos mayores a 3</text:span></text:span></text:p>
      <text:p text:style-name="Text_20_body"><text:span text:style-name="Strong_20_Emphasis"><text:span text:style-name="T1">Resultado</text:span></text:span><text:span text:style-name="T1">:</text:span></text:p>
      <text:p text:style-name="P9">csharp</text:p>
      <text:p text:style-name="P9">Copiar código</text:p>
      <text:p text:style-name="P15"><text:span text:style-name="Source_20_Text"><text:span text:style-name="T1">[4, 5]</text:span></text:span></text:p>
      <text:p text:style-name="P14">También puedes simplificarlo directamente en una línea:</text:p>
      <text:p text:style-name="P9">python</text:p>
      <text:p text:style-name="P9">Copiar código</text:p>
      <text:p text:style-name="P15"><text:span text:style-name="Source_20_Text"><text:span text:style-name="T1">a[a &gt; 3] <text:s/># Selección directa de los elementos mayores a 3</text:span></text:span></text:p>
      <text:h text:style-name="P4" text:outline-level="3">Combinación de condiciones</text:h>
      <text:p text:style-name="P14">Puedes combinar varias condiciones usando operadores lógicos. Por ejemplo:</text:p>
      <text:p text:style-name="P9">python</text:p>
      <text:p text:style-name="P9">Copiar código</text:p>
      <text:p text:style-name="P15"><text:span text:style-name="Source_20_Text"><text:span text:style-name="T1">a[(a &gt; 3) | (a &lt; 2)] <text:s/># Selecciona los elementos mayores a 3 o menores a 2</text:span></text:span></text:p>
      <text:p text:style-name="Text_20_body"><text:soft-page-break/><text:span text:style-name="Strong_20_Emphasis"><text:span text:style-name="T1">Resultado</text:span></text:span><text:span text:style-name="T1">:</text:span></text:p>
      <text:p text:style-name="P9">csharp</text:p>
      <text:p text:style-name="P9">Copiar código</text:p>
      <text:p text:style-name="P15"><text:span text:style-name="Source_20_Text"><text:span text:style-name="T1">[1, 4, 5]</text:span></text:span></text:p>
      <text:h text:style-name="P4" text:outline-level="3">Acceso a múltiples filas y columnas a la vez (selección avanzada)</text:h>
      <text:p text:style-name="P14">Hay una técnica avanzada que combina la selección de varias filas y columnas al mismo tiempo.</text:p>
      <text:h text:style-name="P20" text:outline-level="4">Ejemplo:</text:h>
      <text:p text:style-name="P9">python</text:p>
      <text:p text:style-name="P9">Copiar código</text:p>
      <text:p text:style-name="P15"><text:span text:style-name="Source_20_Text"><text:span text:style-name="T1">a = np.array([[1, 2, 3, 4], [5, 6, 7, 8], [9, 10, 11, 12], [13, 14, 15, 16]])</text:span></text:span></text:p>
      <text:p text:style-name="P14">Este es el array:</text:p>
      <text:p text:style-name="P9">Copiar código</text:p>
      <text:p text:style-name="P16"><text:span text:style-name="Source_20_Text"><text:span text:style-name="T1">⎛ <text:s/>1 <text:s text:c="2"/>2 <text:s text:c="2"/>3 <text:s text:c="2"/>4 <text:s/>⎞</text:span></text:span></text:p>
      <text:p text:style-name="P16"><text:span text:style-name="Source_20_Text"><text:span text:style-name="T1">⎜ <text:s/>5 <text:s text:c="2"/>6 <text:s text:c="2"/>7 <text:s text:c="2"/>8 <text:s/>⎟</text:span></text:span></text:p>
      <text:p text:style-name="P16"><text:span text:style-name="Source_20_Text"><text:span text:style-name="T1">⎜ <text:s/>9 <text:s/>10 <text:s/>11 <text:s/>12 <text:s/>⎟</text:span></text:span></text:p>
      <text:p text:style-name="P15"><text:span text:style-name="Source_20_Text"><text:span text:style-name="T1">⎝ 13 <text:s/>14 <text:s/>15 <text:s/>16 <text:s/>⎠</text:span></text:span></text:p>
      <text:p text:style-name="P14">Cuando ejecutas:</text:p>
      <text:p text:style-name="P9">python</text:p>
      <text:p text:style-name="P9">Copiar código</text:p>
      <text:p text:style-name="P15"><text:span text:style-name="Source_20_Text"><text:span text:style-name="T1">a[[0, 2], [1, 3]]</text:span></text:span></text:p>
      <text:p text:style-name="Text_20_body"><text:span text:style-name="T1">Estás seleccionando los elementos en las posiciones </text:span><text:span text:style-name="Source_20_Text"><text:span text:style-name="T1">(0, 1)</text:span></text:span><text:span text:style-name="T1"> y </text:span><text:span text:style-name="Source_20_Text"><text:span text:style-name="T1">(2, 3)</text:span></text:span><text:span text:style-name="T1">:</text:span></text:p>
      <text:list text:style-name="L21">
        <text:list-item>
          <text:p text:style-name="P67"><text:span text:style-name="Source_20_Text"><text:span text:style-name="T1">(0, 1)</text:span></text:span><text:span text:style-name="T1"> → </text:span><text:span text:style-name="Source_20_Text"><text:span text:style-name="T1">2</text:span></text:span></text:p>
        </text:list-item>
        <text:list-item>
          <text:p text:style-name="P66"><text:span text:style-name="Source_20_Text"><text:span text:style-name="T1">(2, 3)</text:span></text:span><text:span text:style-name="T1"> → </text:span><text:span text:style-name="Source_20_Text"><text:span text:style-name="T1">12</text:span></text:span></text:p>
        </text:list-item>
      </text:list>
      <text:p text:style-name="Text_20_body"><text:span text:style-name="Strong_20_Emphasis"><text:span text:style-name="T1">Resultado</text:span></text:span><text:span text:style-name="T1">:</text:span></text:p>
      <text:p text:style-name="P9">csharp</text:p>
      <text:p text:style-name="P9">Copiar código</text:p>
      <text:p text:style-name="P15"><text:span text:style-name="Source_20_Text"><text:span text:style-name="T1">[2, 12]</text:span></text:span></text:p>
      <text:h text:style-name="P4" text:outline-level="3">Selección de submatrices</text:h>
      <text:p text:style-name="P14">Para seleccionar una submatriz específica, como las filas 0 y 2, y luego las columnas 1 y 3, sigue este proceso:</text:p>
      <text:p text:style-name="P9">python</text:p>
      <text:p text:style-name="P9">Copiar código</text:p>
      <text:p text:style-name="P16"><text:span text:style-name="Source_20_Text"><text:span text:style-name="T1">submatrix = a[[0, 2], :] <text:s/># Primero selecciona las filas 0 y 2</text:span></text:span></text:p>
      <text:p text:style-name="P15"><text:span text:style-name="Source_20_Text"><text:span text:style-name="T1">result = submatrix[:, [1, 3]] <text:s/># Luego selecciona las columnas 1 y 3 de esas filas</text:span></text:span></text:p>
      <text:p text:style-name="Text_20_body"><text:span text:style-name="Strong_20_Emphasis"><text:span text:style-name="T1">Resultado</text:span></text:span><text:span text:style-name="T1">:</text:span></text:p>
      <text:p text:style-name="P9">lua</text:p>
      <text:p text:style-name="P9">Copiar código</text:p>
      <text:p text:style-name="P16"><text:span text:style-name="Source_20_Text"><text:span text:style-name="T1">[[ 2 <text:s/>4],</text:span></text:span></text:p>
      <text:p text:style-name="P15"><text:span text:style-name="Source_20_Text"><text:span text:style-name="T1"><text:s/>[10 12]]</text:span></text:span></text:p>
      <text:h text:style-name="P4" text:outline-level="3"><text:soft-page-break/>Conclusión</text:h>
      <text:p text:style-name="Text_20_body"><text:span text:style-name="T1">El acceso a datos en </text:span><text:span text:style-name="Strong_20_Emphasis"><text:span text:style-name="T1">NumPy</text:span></text:span><text:span text:style-name="T1"> es muy flexible y poderoso. Con estas técnicas, puedes seleccionar y manipular filas, columnas, submatrices o incluso aplicar condiciones lógicas y máscaras booleanas para filtrar los datos de manera eficiente. Este es un aspecto fundamental al trabajar con </text:span><text:span text:style-name="Strong_20_Emphasis"><text:span text:style-name="T1">datos masivos</text:span></text:span><text:span text:style-name="T1"> o </text:span><text:span text:style-name="Strong_20_Emphasis"><text:span text:style-name="T1">tensores en redes neuronales</text:span></text:span><text:span text:style-name="T1">, ya que permite un control preciso sobre los datos que se usan o transforman.</text:span></text:p>
      <text:p text:style-name="Text_20_body"><text:span text:style-name="Strong_20_Emphasis"><text:span text:style-name="T1"/></text:span></text:p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>Acceso mediante booleanos</text:span></text:span></text:h>
      <text:p text:style-name="P14">El acceso mediante booleanos en NumPy permite seleccionar elementos de un array en base a condiciones lógicas. Esto es útil para filtrar datos de acuerdo con criterios específicos.</text:p>
      <text:p text:style-name="P14">Ejemplo:</text:p>
      <text:list text:style-name="L11">
        <text:list-item>
          <text:p text:style-name="P41">Crear un array</text:p>
        </text:list-item>
      </text:list>
      <text:p text:style-name="P15"><text:span text:style-name="Source_20_Text"><text:span text:style-name="T7">a = np.array([1, 2, 3, 4, 5])</text:span></text:span></text:p>
      <text:list text:style-name="L12">
        <text:list-item>
          <text:p text:style-name="P42">Filtrar los elementos mayores a 3:</text:p>
        </text:list-item>
      </text:list>
      <text:p text:style-name="P15"><text:span text:style-name="Source_20_Text"><text:span text:style-name="T7">a[a &gt; 3]</text:span></text:span></text:p>
      <text:p text:style-name="Text_20_body"><text:span text:style-name="T1">Resultado: </text:span><text:span text:style-name="Source_20_Text"><text:span text:style-name="T1">array([4, 5])</text:span></text:span></text:p>
      <text:p text:style-name="Text_20_body"><text:span text:style-name="T1">Aquí, </text:span><text:span text:style-name="Source_20_Text"><text:span text:style-name="T1">a &gt; 3</text:span></text:span><text:span text:style-name="T1"> devuelve un array de valores booleanos: </text:span><text:span text:style-name="Source_20_Text"><text:span text:style-name="T1">[False, False, False, True, True]</text:span></text:span><text:span text:style-name="T1">, y al aplicarlo como índice, selecciona los elementos correspondientes.</text:span></text:p>
      <text:h text:style-name="Heading_20_3" text:outline-level="3"><text:span text:style-name="Strong_20_Emphasis"><text:span text:style-name="T1">Multiplicación de matrices</text:span></text:span></text:h>
      <text:p text:style-name="Text_20_body"><text:span text:style-name="T1">En NumPy, la multiplicación de matrices no se hace elemento a elemento como en la multiplicación estándar. Para la multiplicación de matrices siguiendo las reglas del álgebra lineal, se </text:span><text:span text:style-name="T2">usa </text:span><text:span text:style-name="Source_20_Text"><text:span text:style-name="T2">matmul</text:span></text:span><text:span text:style-name="T2"> o el operador </text:span><text:span text:style-name="Source_20_Text"><text:span text:style-name="T2">@</text:span></text:span><text:span text:style-name="T2">.</text:span></text:p>
      <text:p text:style-name="P14">Ejemplo:</text:p>
      <text:p text:style-name="P16"><text:span text:style-name="Source_20_Text"><text:span text:style-name="T7">a = np.array([[10, 20]])</text:span></text:span></text:p>
      <text:p text:style-name="P16"><text:span text:style-name="Source_20_Text"><text:span text:style-name="T7">b = np.array([[2], [30]])</text:span></text:span></text:p>
      <text:p text:style-name="P15"><text:span text:style-name="Source_20_Text"><text:span text:style-name="T7">resultado = np.matmul(a, b) <text:s/># O a @ b</text:span></text:span></text:p>
      <text:p text:style-name="Text_20_body"><text:span text:style-name="T1">Resultado: <text:s/></text:span><text:span text:style-name="Source_20_Text"><text:span text:style-name="T1">array([[620]])</text:span></text:span></text:p>
      <text:p text:style-name="P14">Esto sigue la fórmula de multiplicación de matrices.</text:p>
      <text:h text:style-name="Heading_20_3" text:outline-level="3"><text:soft-page-break/><text:span text:style-name="Strong_20_Emphasis"><text:span text:style-name="T1">Aplicar funciones a arrays</text:span></text:span></text:h>
      <text:p text:style-name="Text_20_body"><text:span text:style-name="T1">En NumPy, es posible aplicar una función a todos los elementos de un array. Sin embargo, hacerlo con </text:span><text:span text:style-name="Source_20_Text"><text:span text:style-name="T1">for</text:span></text:span><text:span text:style-name="T1"> loops puede ser lento. Es más eficiente utilizar las funciones optimizadas de NumPy como </text:span><text:span text:style-name="Source_20_Text"><text:span text:style-name="T1">np.add</text:span></text:span><text:span text:style-name="T1">, </text:span><text:span text:style-name="Source_20_Text"><text:span text:style-name="T1">np.multiply</text:span></text:span><text:span text:style-name="T1">, etc.</text:span></text:p>
      <text:p text:style-name="Text_20_body"><text:span text:style-name="T1">Ejemplo usando un </text:span><text:span text:style-name="Source_20_Text"><text:span text:style-name="T1">for</text:span></text:span><text:span text:style-name="T1"> loop (menos eficiente):</text:span></text:p>
      <text:p text:style-name="P16"><text:span text:style-name="Source_20_Text"><text:span text:style-name="T7">a = np.array([10, 20, 30, 40, 50])</text:span></text:span></text:p>
      <text:p text:style-name="P16"><text:span text:style-name="Source_20_Text"><text:span text:style-name="T7">f = lambda x: x + 5</text:span></text:span></text:p>
      <text:p text:style-name="P15"><text:span text:style-name="Source_20_Text"><text:span text:style-name="T7">np.array([f(x) for x in a])</text:span></text:span></text:p>
      <text:p text:style-name="P14">Ejemplo usando las operaciones de NumPy (más eficiente):</text:p>
      <text:p text:style-name="P16"><text:span text:style-name="Source_20_Text"><text:span text:style-name="T7">a = np.array([10, 20, 30, 40, 50])</text:span></text:span></text:p>
      <text:p text:style-name="P15"><text:span text:style-name="Source_20_Text"><text:span text:style-name="T7">a + 5</text:span></text:span></text:p>
      <text:p text:style-name="Text_20_body"><text:span text:style-name="T1">Resultado: </text:span><text:span text:style-name="Source_20_Text"><text:span text:style-name="T1">array([15, 25, 35, 45, 55])</text:span></text:span></text:p>
      <text:h text:style-name="Heading_20_3" text:outline-level="3"><text:span text:style-name="Strong_20_Emphasis"><text:span text:style-name="T1">Añadir elementos con </text:span></text:span><text:span text:style-name="Strong_20_Emphasis"><text:span text:style-name="Source_20_Text"><text:span text:style-name="T1">append</text:span></text:span></text:span></text:h>
      <text:p text:style-name="Text_20_body"><text:span text:style-name="T1">La función </text:span><text:span text:style-name="Source_20_Text"><text:span text:style-name="T1">np.append()</text:span></text:span><text:span text:style-name="T1"> permite agregar filas o columnas a un array. Se especifica el eje (</text:span><text:span text:style-name="Source_20_Text"><text:span text:style-name="T1">axis</text:span></text:span><text:span text:style-name="T1">) en el que se desea añadir los datos.</text:span></text:p>
      <text:p text:style-name="P14">Ejemplo de añadir una fila:</text:p>
      <text:p text:style-name="P16"><text:span text:style-name="Source_20_Text"><text:span text:style-name="T7">a = np.array([[1, 2, 3], [10, 20, 30], [100, 200, 300]])</text:span></text:span></text:p>
      <text:p text:style-name="P15"><text:span text:style-name="Source_20_Text"><text:span text:style-name="T7">a = np.append(a, [[1000, 2000, 3000]], axis=0)</text:span></text:span></text:p>
      <text:p text:style-name="P7">Resultado:</text:p>
      <text:p text:style-name="P18"><text:span text:style-name="Source_20_Text"><text:span text:style-name="T7">array([[ <text:s text:c="2"/>1, <text:s text:c="3"/>2, <text:s text:c="3"/>3],</text:span></text:span></text:p>
      <text:p text:style-name="P16"><text:span text:style-name="Source_20_Text"><text:span text:style-name="T7"><text:s text:c="12"/>[ <text:s/>10, <text:s text:c="2"/>20, <text:s text:c="2"/>30],</text:span></text:span></text:p>
      <text:p text:style-name="P16"><text:span text:style-name="Source_20_Text"><text:span text:style-name="T7"><text:s text:c="12"/>[ 100, <text:s/>200, <text:s/>300],</text:span></text:span></text:p>
      <text:p text:style-name="P15"><text:span text:style-name="Source_20_Text"><text:span text:style-name="T7"><text:s text:c="12"/>[1000, 2000, 3000]])</text:span></text:span></text:p>
      <text:p text:style-name="P14">Ejemplo de añadir una columna:</text:p>
      <text:p text:style-name="P15"><text:span text:style-name="Source_20_Text"><text:span text:style-name="T6">a = np.append(a, [[4], [40], [400]], axis=1)</text:span></text:span></text:p>
      <text:p text:style-name="P14">Resultado:</text:p>
      <text:p text:style-name="P16"><text:span text:style-name="Source_20_Text"><text:span text:style-name="T6">array([[ <text:s text:c="2"/>1, <text:s text:c="3"/>2, <text:s text:c="3"/>3, <text:s text:c="3"/>4],</text:span></text:span></text:p>
      <text:p text:style-name="P16"><text:span text:style-name="Source_20_Text"><text:span text:style-name="T6"><text:s text:c="7"/>[ <text:s/>10, <text:s text:c="2"/>20, <text:s text:c="2"/>30, <text:s text:c="2"/>40],</text:span></text:span></text:p>
      <text:p text:style-name="P16"><text:span text:style-name="Source_20_Text"><text:span text:style-name="T6"><text:s text:c="7"/>[ 100, <text:s/>200, <text:s/>300, <text:s/>400],</text:span></text:span></text:p>
      <text:p text:style-name="P15"><text:span text:style-name="Source_20_Text"><text:span text:style-name="T6"><text:s text:c="7"/>[1000, 2000, 3000, 4000]])</text:span></text:span></text:p>
      <text:h text:style-name="Heading_20_3" text:outline-level="3"><text:span text:style-name="Strong_20_Emphasis"><text:span text:style-name="T1">Máximos y mínimos en arrays</text:span></text:span></text:h>
      <text:p text:style-name="Text_20_body"><text:span text:style-name="T1">NumPy ofrece funciones para obtener el valor máximo (</text:span><text:span text:style-name="Source_20_Text"><text:span text:style-name="T1">np.max</text:span></text:span><text:span text:style-name="T1">) o mínimo (</text:span><text:span text:style-name="Source_20_Text"><text:span text:style-name="T1">np.min</text:span></text:span><text:span text:style-name="T1">) de un array, ya sea de todo el array o por ejes específicos.</text:span></text:p>
      <text:p text:style-name="P14">Ejemplo de obtener el máximo de un array:</text:p>
      <text:p text:style-name="P16"><text:soft-page-break/><text:span text:style-name="Source_20_Text"><text:span text:style-name="T7">a = np.array([[10, 2, 9.5], [30, 7, 1.6], [60, 4, 8.2]])</text:span></text:span></text:p>
      <text:p text:style-name="P15"><text:span text:style-name="Source_20_Text"><text:span text:style-name="T7">np.max(a)</text:span></text:span></text:p>
      <text:p text:style-name="Text_20_body"><text:span text:style-name="T1">Resultado:</text:span><text:span text:style-name="T5"> </text:span><text:span text:style-name="Source_20_Text"><text:span text:style-name="T1">60.0</text:span></text:span></text:p>
      <text:p text:style-name="P14">Obtener el máximo de cada fila (eje 1):</text:p>
      <text:p text:style-name="P15"><text:span text:style-name="Source_20_Text"><text:span text:style-name="T8">np.max(a, axis=1)</text:span></text:span></text:p>
      <text:p text:style-name="Text_20_body"><text:span text:style-name="T1">Resultado: </text:span><text:span text:style-name="Source_20_Text"><text:span text:style-name="T1">array([10., 30., 60.])</text:span></text:span></text:p>
      <text:h text:style-name="Heading_20_3" text:outline-level="3"><text:span text:style-name="Strong_20_Emphasis"><text:span text:style-name="T1">Índice del máximo</text:span></text:span></text:h>
      <text:p text:style-name="Text_20_body"><text:span text:style-name="T1">Para obtener el índice donde se encuentra el valor máximo en un array, se utiliza </text:span><text:span text:style-name="Source_20_Text"><text:span text:style-name="T1">np.argmax()</text:span></text:span><text:span text:style-name="T1">.</text:span></text:p>
      <text:p text:style-name="P14">Ejemplo:</text:p>
      <text:p text:style-name="P16"><text:span text:style-name="Source_20_Text"><text:span text:style-name="T9">a = np.array([10, 20, 200, 40, 50])</text:span></text:span></text:p>
      <text:p text:style-name="P15"><text:span text:style-name="Source_20_Text"><text:span text:style-name="T9">np.argmax(a)</text:span></text:span></text:p>
      <text:p text:style-name="Text_20_body"><text:span text:style-name="T1">Resultado: </text:span><text:span text:style-name="T5">2</text:span><text:span text:style-name="T1"> </text:span><text:span text:style-name="Source_20_Text"><text:span text:style-name="T1"># El valor máximo es 200, que está en la posición 2</text:span></text:span></text:p>
      <text:h text:style-name="Heading_20_3" text:outline-level="3"><text:span text:style-name="Strong_20_Emphasis"><text:span text:style-name="T1">Valores únicos</text:span></text:span></text:h>
      <text:p text:style-name="Text_20_body"><text:span text:style-name="T1">La función </text:span><text:span text:style-name="Source_20_Text"><text:span text:style-name="T1">np.unique()</text:span></text:span><text:span text:style-name="T1"> devuelve un array con los valores únicos de un array dado, eliminando duplicados.</text:span></text:p>
      <text:p text:style-name="P14">Ejemplo:</text:p>
      <text:p text:style-name="P15"><text:span text:style-name="Source_20_Text"><text:span text:style-name="T7">np.unique([1, 2, 2, 3, 2, 1, 2, 3, 1, 2])</text:span></text:span></text:p>
      <text:p text:style-name="Text_20_body"><text:span text:style-name="T1">Resultado: </text:span><text:span text:style-name="Source_20_Text"><text:span text:style-name="T1">array([1, 2, 3])</text:span></text:span></text:p>
      <text:h text:style-name="Heading_20_3" text:outline-level="3"><text:span text:style-name="Strong_20_Emphasis"><text:span text:style-name="T1">Transformación de arrays</text:span></text:span></text:h>
      <text:p text:style-name="Text_20_body"><text:span text:style-name="T1">La transformación de arrays permite cambiar la forma de un array sin alterar sus datos. Estas operaciones incluyen cambiar la forma del array (</text:span><text:span text:style-name="Source_20_Text"><text:span text:style-name="T1">reshape</text:span></text:span><text:span text:style-name="T1">), aplanarlo (</text:span><text:span text:style-name="Source_20_Text"><text:span text:style-name="T1">flatten</text:span></text:span><text:span text:style-name="T1">), o transponerlo (</text:span><text:span text:style-name="Source_20_Text"><text:span text:style-name="T1">transpose</text:span></text:span><text:span text:style-name="T1">).</text:span></text:p>
      <text:h text:style-name="Heading_20_4" text:outline-level="4"><text:span text:style-name="Strong_20_Emphasis"><text:span text:style-name="T1">Reshape</text:span></text:span></text:h>
      <text:p text:style-name="Text_20_body"><text:span text:style-name="Source_20_Text"><text:span text:style-name="T2">np.reshape(</text:span></text:span><text:span text:style-name="Source_20_Text"><text:span text:style-name="T1">)</text:span></text:span><text:span text:style-name="T1"> permite cambiar la forma de un array especificando las nuevas dimensiones. El número total de elementos debe ser el mismo antes y después de la transformación.</text:span></text:p>
      <text:p text:style-name="P14">Ejemplo:</text:p>
      <text:p text:style-name="P16"><text:span text:style-name="Source_20_Text"><text:span text:style-name="T7">a = np.array([[1, 2], [3, 4], [5, 6]])</text:span></text:span></text:p>
      <text:p text:style-name="P15"><text:span text:style-name="Source_20_Text"><text:span text:style-name="T7">a_reshaped = np.reshape(a, (2, 3))</text:span></text:span></text:p>
      <text:p text:style-name="P14">Resultado:</text:p>
      <text:p text:style-name="P16"><text:span text:style-name="Source_20_Text"><text:span text:style-name="T8">array([[1, 2, 3],</text:span></text:span></text:p>
      <text:p text:style-name="P15"><text:span text:style-name="Source_20_Text"><text:span text:style-name="T8"><text:s text:c="7"/>[4, 5, 6]])</text:span></text:span></text:p>
      <text:h text:style-name="Heading_20_4" text:outline-level="4"><text:soft-page-break/><text:span text:style-name="Strong_20_Emphasis"><text:span text:style-name="T1">Flatten</text:span></text:span></text:h>
      <text:p text:style-name="Text_20_body"><text:span text:style-name="Source_20_Text"><text:span text:style-name="T2">np.flatten()</text:span></text:span><text:span text:style-name="T1"> convierte un array multidimensional en un array unidimensional.</text:span></text:p>
      <text:p text:style-name="P14">Ejemplo:</text:p>
      <text:p text:style-name="P16"><text:span text:style-name="Source_20_Text"><text:span text:style-name="T7">a = np.array([[1, 2], [3, 4]])</text:span></text:span></text:p>
      <text:p text:style-name="P15"><text:span text:style-name="Source_20_Text"><text:span text:style-name="T7">a_flattened = a.flatten()</text:span></text:span></text:p>
      <text:p text:style-name="Text_20_body"><text:span text:style-name="T1">Resultado: </text:span><text:span text:style-name="Source_20_Text"><text:span text:style-name="T1">array([1, 2, 3, 4])</text:span></text:span></text:p>
      <text:h text:style-name="Heading_20_4" text:outline-level="4"><text:span text:style-name="Strong_20_Emphasis"><text:span text:style-name="T1">Transpose</text:span></text:span></text:h>
      <text:p text:style-name="Text_20_body"><text:span text:style-name="Source_20_Text"><text:span text:style-name="T2">np.transpose()</text:span></text:span><text:span text:style-name="T2"> </text:span><text:span text:style-name="T1">invierte los ejes de un array. Para una matriz (2D), esto intercambia filas por columnas.</text:span></text:p>
      <text:p text:style-name="P14">Ejemplo:</text:p>
      <text:p text:style-name="P16"><text:span text:style-name="Source_20_Text"><text:span text:style-name="T7">a = np.array([[1, 2], [3, 4]])</text:span></text:span></text:p>
      <text:p text:style-name="P15"><text:span text:style-name="Source_20_Text"><text:span text:style-name="T7">a_transposed = np.transpose(a)</text:span></text:span></text:p>
      <text:p text:style-name="P14">Resultado:</text:p>
      <text:p text:style-name="P16"><text:span text:style-name="Source_20_Text"><text:span text:style-name="T11">array([[1, 3],</text:span></text:span></text:p>
      <text:p text:style-name="P15"><text:span text:style-name="Source_20_Text"><text:span text:style-name="T11"><text:s text:c="7"/>[2, 4]])</text:span></text:span></text:p>
      <text:h text:style-name="Heading_20_3" text:outline-level="3"><text:span text:style-name="Strong_20_Emphasis"><text:span text:style-name="T1">Broadcasting</text:span></text:span></text:h>
      <text:p text:style-name="P14">El broadcasting es una característica poderosa de NumPy que permite realizar operaciones en arrays de diferentes formas o tamaños, ajustando automáticamente el tamaño del array más pequeño para que coincida con el más grande.</text:p>
      <text:p text:style-name="P14">Ejemplo de operación usando broadcasting:</text:p>
      <text:p text:style-name="P16"><text:span text:style-name="Source_20_Text"><text:span text:style-name="T7">a = np.array([1, 2, 3])</text:span></text:span></text:p>
      <text:p text:style-name="P16"><text:span text:style-name="Source_20_Text"><text:span text:style-name="T7">b = np.array([[10], [20], [30]])</text:span></text:span></text:p>
      <text:p text:style-name="P15"><text:span text:style-name="Source_20_Text"><text:span text:style-name="T7">resultado = a + b</text:span></text:span></text:p>
      <text:p text:style-name="P14">Resultado:</text:p>
      <text:p text:style-name="P16"><text:span text:style-name="Source_20_Text"><text:span text:style-name="T1">array([[11, 12, 13],</text:span></text:span></text:p>
      <text:p text:style-name="P16"><text:span text:style-name="Source_20_Text"><text:span text:style-name="T1"><text:s text:c="7"/>[21, 22, 23],</text:span></text:span></text:p>
      <text:p text:style-name="P15"><text:span text:style-name="Source_20_Text"><text:span text:style-name="T1"><text:s text:c="7"/>[31, 32, 33]])</text:span></text:span></text:p>
      <text:p text:style-name="Text_20_body"><text:span text:style-name="T1">Aquí, NumPy amplía el array </text:span><text:span text:style-name="Source_20_Text"><text:span text:style-name="T1">a</text:span></text:span><text:span text:style-name="T1"> para que coincida con las dimensiones de </text:span><text:span text:style-name="Source_20_Text"><text:span text:style-name="T1">b</text:span></text:span><text:span text:style-name="T1"> y realiza la suma elemento a elemento.</text:span></text:p>
      <text:h text:style-name="Heading_20_3" text:outline-level="3"><text:span text:style-name="Strong_20_Emphasis"><text:span text:style-name="T1">Concatenación de arrays</text:span></text:span></text:h>
      <text:p text:style-name="Text_20_body"><text:span text:style-name="Source_20_Text"><text:span text:style-name="T2">np.concatenate()</text:span></text:span><text:span text:style-name="T1"> permite unir dos o más arrays a lo largo de un eje especificado (eje 0 por defecto). Esto es útil cuando se desea combinar datos de diferentes arrays.</text:span></text:p>
      <text:p text:style-name="P14">Ejemplo:</text:p>
      <text:p text:style-name="P16"><text:span text:style-name="Source_20_Text"><text:span text:style-name="T7">a = np.array([[1, 2], [3, 4]])</text:span></text:span></text:p>
      <text:p text:style-name="P16"><text:soft-page-break/><text:span text:style-name="Source_20_Text"><text:span text:style-name="T7">b = np.array([[5, 6]])</text:span></text:span></text:p>
      <text:p text:style-name="P15"><text:span text:style-name="Source_20_Text"><text:span text:style-name="T7">resultado = np.concatenate((a, b), axis=0)</text:span></text:span></text:p>
      <text:p text:style-name="P14">Resultado:</text:p>
      <text:p text:style-name="P16"><text:span text:style-name="Source_20_Text"><text:span text:style-name="T7">array([[1, 2],</text:span></text:span></text:p>
      <text:p text:style-name="P16"><text:span text:style-name="Source_20_Text"><text:span text:style-name="T7"><text:s text:c="7"/>[3, 4],</text:span></text:span></text:p>
      <text:p text:style-name="P15"><text:span text:style-name="Source_20_Text"><text:span text:style-name="T7"><text:s text:c="7"/>[5, 6]])</text:span></text:span></text:p>
      <text:p text:style-name="P14">Aquí, los arrays se concatenan a lo largo de las filas (eje 0).</text:p>
      <text:h text:style-name="Heading_20_3" text:outline-level="3"><text:span text:style-name="Strong_20_Emphasis"><text:span text:style-name="T1">División de arrays</text:span></text:span></text:h>
      <text:p text:style-name="Text_20_body"><text:span text:style-name="T1">NumPy también permite dividir un array en varias sub-partes usando funciones como </text:span><text:span text:style-name="Source_20_Text"><text:span text:style-name="T1">np.split()</text:span></text:span><text:span text:style-name="T1">, </text:span><text:span text:style-name="Source_20_Text"><text:span text:style-name="T1">np.hsplit()</text:span></text:span><text:span text:style-name="T1">, y </text:span><text:span text:style-name="Source_20_Text"><text:span text:style-name="T1">np.vsplit()</text:span></text:span><text:span text:style-name="T1">.</text:span></text:p>
      <text:h text:style-name="Heading_20_4" text:outline-level="4"><text:span text:style-name="Strong_20_Emphasis"><text:span text:style-name="T1">División horizontal (</text:span></text:span><text:span text:style-name="Strong_20_Emphasis"><text:span text:style-name="Source_20_Text"><text:span text:style-name="T1">hsplit</text:span></text:span></text:span><text:span text:style-name="Strong_20_Emphasis"><text:span text:style-name="T1">)</text:span></text:span></text:h>
      <text:p text:style-name="P14">Divide un array en partes iguales a lo largo del eje horizontal (columnas).</text:p>
      <text:p text:style-name="P14">Ejemplo:</text:p>
      <text:p text:style-name="P16"><text:span text:style-name="Source_20_Text"><text:span text:style-name="T7">a = np.array([[1, 2, 3, 4], [5, 6, 7, 8]])</text:span></text:span></text:p>
      <text:p text:style-name="P15"><text:span text:style-name="Source_20_Text"><text:span text:style-name="T7">resultado = np.hsplit(a, 2)</text:span></text:span></text:p>
      <text:p text:style-name="P14">Resultado:</text:p>
      <text:p text:style-name="P16"><text:span text:style-name="Source_20_Text"><text:span text:style-name="T7">[array([[1, 2],</text:span></text:span></text:p>
      <text:p text:style-name="P16"><text:span text:style-name="Source_20_Text"><text:span text:style-name="T7"><text:s text:c="8"/>[5, 6]]), </text:span></text:span></text:p>
      <text:p text:style-name="P16"><text:span text:style-name="Source_20_Text"><text:span text:style-name="T7"><text:s/>array([[3, 4],</text:span></text:span></text:p>
      <text:p text:style-name="P15"><text:span text:style-name="Source_20_Text"><text:span text:style-name="T7"><text:s text:c="8"/>[7, 8]])]</text:span></text:span></text:p>
      <text:h text:style-name="Heading_20_4" text:outline-level="4"><text:span text:style-name="Strong_20_Emphasis"><text:span text:style-name="T1">División vertical (</text:span></text:span><text:span text:style-name="Strong_20_Emphasis"><text:span text:style-name="Source_20_Text"><text:span text:style-name="T1">vsplit</text:span></text:span></text:span><text:span text:style-name="Strong_20_Emphasis"><text:span text:style-name="T1">)</text:span></text:span></text:h>
      <text:p text:style-name="P14">Divide un array en partes iguales a lo largo del eje vertical (filas).</text:p>
      <text:p text:style-name="P14">Ejemplo:</text:p>
      <text:p text:style-name="P16"><text:span text:style-name="Source_20_Text"><text:span text:style-name="T7">a = np.array([[1, 2, 3, 4], [5, 6, 7, 8]])</text:span></text:span></text:p>
      <text:p text:style-name="P15"><text:span text:style-name="Source_20_Text"><text:span text:style-name="T7">resultado = np.vsplit(a, 2)</text:span></text:span></text:p>
      <text:p text:style-name="P14">Resultado:</text:p>
      <text:p text:style-name="P16"><text:span text:style-name="Source_20_Text"><text:span text:style-name="T7">[array([[1, 2, 3, 4]]), </text:span></text:span></text:p>
      <text:p text:style-name="P15"><text:span text:style-name="Source_20_Text"><text:span text:style-name="T7"><text:s/>array([[5, 6, 7, 8]])]</text:span></text:span></text:p>
      <text:h text:style-name="Heading_20_3" text:outline-level="3"><text:span text:style-name="Strong_20_Emphasis"><text:span text:style-name="T1">Stacking de arrays</text:span></text:span></text:h>
      <text:p text:style-name="Text_20_body"><text:span text:style-name="T1">El stacking combina arrays a lo largo de un nuevo eje. NumPy tiene funciones como </text:span><text:span text:style-name="Source_20_Text"><text:span text:style-name="T1">np.stack()</text:span></text:span><text:span text:style-name="T1">, </text:span><text:span text:style-name="Source_20_Text"><text:span text:style-name="T1">np.hstack()</text:span></text:span><text:span text:style-name="T1">, y </text:span><text:span text:style-name="Source_20_Text"><text:span text:style-name="T1">np.vstack()</text:span></text:span><text:span text:style-name="T1"> para apilar arrays en diferentes direcciones.</text:span></text:p>
      <text:h text:style-name="Heading_20_4" text:outline-level="4"><text:soft-page-break/><text:span text:style-name="Strong_20_Emphasis"><text:span text:style-name="T1">Stacking vertical (</text:span></text:span><text:span text:style-name="Strong_20_Emphasis"><text:span text:style-name="Source_20_Text"><text:span text:style-name="T1">vstack</text:span></text:span></text:span><text:span text:style-name="Strong_20_Emphasis"><text:span text:style-name="T1">)</text:span></text:span></text:h>
      <text:p text:style-name="P14">Une arrays a lo largo del eje vertical (añadiendo filas).</text:p>
      <text:p text:style-name="P14">Ejemplo:</text:p>
      <text:p text:style-name="P16"><text:span text:style-name="Source_20_Text"><text:span text:style-name="T7">a = np.array([1, 2, 3])</text:span></text:span></text:p>
      <text:p text:style-name="P16"><text:span text:style-name="Source_20_Text"><text:span text:style-name="T7">b = np.array([4, 5, 6])</text:span></text:span></text:p>
      <text:p text:style-name="P15"><text:span text:style-name="Source_20_Text"><text:span text:style-name="T7">resultado = np.vstack((a, b))</text:span></text:span></text:p>
      <text:p text:style-name="P14">Resultado:</text:p>
      <text:p text:style-name="P16"><text:span text:style-name="Source_20_Text"><text:span text:style-name="T7">array([[1, 2, 3],</text:span></text:span></text:p>
      <text:p text:style-name="P15"><text:span text:style-name="Source_20_Text"><text:span text:style-name="T7"><text:s text:c="7"/>[4, 5, 6]])</text:span></text:span></text:p>
      <text:h text:style-name="Heading_20_4" text:outline-level="4"><text:span text:style-name="Strong_20_Emphasis"><text:span text:style-name="T1">Stacking horizontal (</text:span></text:span><text:span text:style-name="Strong_20_Emphasis"><text:span text:style-name="Source_20_Text"><text:span text:style-name="T1">hstack</text:span></text:span></text:span><text:span text:style-name="Strong_20_Emphasis"><text:span text:style-name="T1">)</text:span></text:span></text:h>
      <text:p text:style-name="P14">Une arrays a lo largo del eje horizontal (añadiendo columnas).</text:p>
      <text:p text:style-name="P14">Ejemplo:</text:p>
      <text:p text:style-name="P16"><text:span text:style-name="Source_20_Text"><text:span text:style-name="T7">a = np.array([[1, 2, 3]])</text:span></text:span></text:p>
      <text:p text:style-name="P16"><text:span text:style-name="Source_20_Text"><text:span text:style-name="T7">b = np.array([[4, 5, 6]])</text:span></text:span></text:p>
      <text:p text:style-name="P15"><text:span text:style-name="Source_20_Text"><text:span text:style-name="T7">resultado = np.hstack((a, b))</text:span></text:span></text:p>
      <text:p text:style-name="Text_20_body"><text:span text:style-name="T1">Resultado: </text:span><text:span text:style-name="Source_20_Text"><text:span text:style-name="T1">array([[1, 2, 3, 4, 5, 6]])</text:span></text:span></text:p>
      <text:h text:style-name="Heading_20_3" text:outline-level="3"><text:span text:style-name="Strong_20_Emphasis"><text:span text:style-name="T1">Generación de arrays</text:span></text:span></text:h>
      <text:p text:style-name="P14">NumPy tiene diversas funciones para generar arrays con valores específicos:</text:p>
      <text:list text:style-name="L13">
        <text:list-item>
          <text:p text:style-name="P57"><text:span text:style-name="Strong_20_Emphasis"><text:span text:style-name="T1">Array de ceros</text:span></text:span><text:span text:style-name="T1">: </text:span><text:span text:style-name="Source_20_Text"><text:span text:style-name="T1">np.zeros()</text:span></text:span></text:p>
        </text:list-item>
        <text:list-item>
          <text:p text:style-name="P57"><text:span text:style-name="Strong_20_Emphasis"><text:span text:style-name="T1">Array de unos</text:span></text:span><text:span text:style-name="T1">: </text:span><text:span text:style-name="Source_20_Text"><text:span text:style-name="T1">np.ones()</text:span></text:span></text:p>
        </text:list-item>
        <text:list-item>
          <text:p text:style-name="P57"><text:span text:style-name="Strong_20_Emphasis"><text:span text:style-name="T1">Array con valores aleatorios</text:span></text:span><text:span text:style-name="T1">: </text:span><text:span text:style-name="Source_20_Text"><text:span text:style-name="T1">np.random.random()</text:span></text:span></text:p>
        </text:list-item>
        <text:list-item>
          <text:p text:style-name="P56"><text:span text:style-name="Strong_20_Emphasis"><text:span text:style-name="T1">Array con valores distribuidos uniformemente</text:span></text:span><text:span text:style-name="T1">: </text:span><text:span text:style-name="Source_20_Text"><text:span text:style-name="T1">np.linspace()</text:span></text:span><text:span text:style-name="T1"> y </text:span><text:span text:style-name="Source_20_Text"><text:span text:style-name="T1">np.arange()</text:span></text:span></text:p>
        </text:list-item>
      </text:list>
      <text:p text:style-name="P14">Ejemplo de array de ceros:</text:p>
      <text:p text:style-name="P15"><text:span text:style-name="Source_20_Text"><text:span text:style-name="T8">np.zeros((2, 3))</text:span></text:span></text:p>
      <text:p text:style-name="P14">Resultado:</text:p>
      <text:p text:style-name="P16"><text:span text:style-name="Source_20_Text"><text:span text:style-name="T10">array([[0., 0., 0.],</text:span></text:span></text:p>
      <text:p text:style-name="P15"><text:span text:style-name="Source_20_Text"><text:span text:style-name="T10"><text:s text:c="7"/>[0., 0., 0.]])</text:span></text:span></text:p>
      <text:h text:style-name="Heading_20_3" text:outline-level="3"><text:span text:style-name="Strong_20_Emphasis"><text:span text:style-name="T1">Matrices de identidad</text:span></text:span></text:h>
      <text:p text:style-name="Text_20_body"><text:span text:style-name="T1">La función </text:span><text:span text:style-name="Source_20_Text"><text:span text:style-name="T2">np.eye()</text:span></text:span><text:span text:style-name="T1"> genera una matriz de identidad, que es una matriz cuadrada con unos en la diagonal principal y ceros en los demás elementos.</text:span></text:p>
      <text:p text:style-name="P15"><text:span text:style-name="Source_20_Text"><text:span text:style-name="T7">np.eye(3)</text:span></text:span></text:p>
      <text:p text:style-name="P14">Resultado:</text:p>
      <text:p text:style-name="P16"><text:soft-page-break/><text:span text:style-name="Source_20_Text"><text:span text:style-name="T7">array([[1., 0., 0.],</text:span></text:span></text:p>
      <text:p text:style-name="P16"><text:span text:style-name="Source_20_Text"><text:span text:style-name="T7"><text:s text:c="7"/>[0., 1., 0.],</text:span></text:span></text:p>
      <text:p text:style-name="P15"><text:span text:style-name="Source_20_Text"><text:span text:style-name="T7"><text:s text:c="7"/>[0., 0., 1.]])</text:span></text:span></text:p>
      <text:h text:style-name="Heading_20_3" text:outline-level="3"><text:span text:style-name="Strong_20_Emphasis"><text:span text:style-name="T1">Aplicar operaciones en el eje</text:span></text:span></text:h>
      <text:p text:style-name="Text_20_body"><text:span text:style-name="T1">Al aplicar ciertas funciones en un array, como </text:span><text:span text:style-name="Source_20_Text"><text:span text:style-name="T1">sum</text:span></text:span><text:span text:style-name="T1">, </text:span><text:span text:style-name="Source_20_Text"><text:span text:style-name="T1">mean</text:span></text:span><text:span text:style-name="T1">, o </text:span><text:span text:style-name="Source_20_Text"><text:span text:style-name="T1">max</text:span></text:span><text:span text:style-name="T1">, se puede especificar el eje sobre el que se realiza la operación. Esto permite realizar cálculos a lo largo de filas o columnas.</text:span></text:p>
      <text:p text:style-name="P14">Ejemplo de suma por columnas (eje 0):</text:p>
      <text:p text:style-name="P16"><text:span text:style-name="Source_20_Text"><text:span text:style-name="T7">a = np.array([[1, 2, 3], [4, 5, 6]])</text:span></text:span></text:p>
      <text:p text:style-name="P15"><text:span text:style-name="Source_20_Text"><text:span text:style-name="T7">np.sum(a, axis=0)</text:span></text:span></text:p>
      <text:p text:style-name="Text_20_body"><text:span text:style-name="T1">Resultado: </text:span><text:span text:style-name="Source_20_Text"><text:span text:style-name="T1">array([5, 7, 9])</text:span></text:span></text:p>
      <text:h text:style-name="Heading_20_3" text:outline-level="3"><text:span text:style-name="Strong_20_Emphasis"><text:span text:style-name="T1">Cálculos estadísticos</text:span></text:span></text:h>
      <text:p text:style-name="Text_20_body"><text:span text:style-name="T1">NumPy permite realizar cálculos estadísticos como la </text:span><text:span text:style-name="T2">media (</text:span><text:span text:style-name="Source_20_Text"><text:span text:style-name="T2">np.mean()</text:span></text:span><text:span text:style-name="T1">), </text:span><text:span text:style-name="T2">mediana (</text:span><text:span text:style-name="Source_20_Text"><text:span text:style-name="T2">np.median()</text:span></text:span><text:span text:style-name="T2">)</text:span><text:span text:style-name="T1">, </text:span><text:span text:style-name="T2">desviación estándar (</text:span><text:span text:style-name="Source_20_Text"><text:span text:style-name="T2">np.std()</text:span></text:span><text:span text:style-name="T2">)</text:span><text:span text:style-name="T1">, y más.</text:span></text:p>
      <text:p text:style-name="P14">Ejemplo de cálculo de la media:</text:p>
      <text:p text:style-name="P16"><text:span text:style-name="Source_20_Text"><text:span text:style-name="T7">a = np.array([1, 2, 3, 4, 5])</text:span></text:span></text:p>
      <text:p text:style-name="P15"><text:span text:style-name="Source_20_Text"><text:span text:style-name="T7">np.mean(a)</text:span></text:span></text:p>
      <text:p text:style-name="Text_20_body"><text:span text:style-name="T1">Resultado: </text:span><text:span text:style-name="Source_20_Text"><text:span text:style-name="T1">3.0</text:span></text:span></text:p>
      <text:p text:style-name="P11"/>
      <text:p text:style-name="P3">FUNCIONES BÁSICAS DE NUMPY PARA IA Y REDES NEURONALES</text:p>
      <text:p text:style-name="P12"/>
      <text:p text:style-name="P13">En inteligencia artificial (IA) y redes neuronales, <text:span text:style-name="Strong_20_Emphasis">NumPy</text:span> es una de las bibliotecas más importantes para el procesamiento y manipulación de datos debido a su eficiencia en el manejo de arreglos (arrays) multidimensionales y su capacidad para realizar cálculos matemáticos complejos de manera rápida. Aquí te hago una lista de las funciones de <text:span text:style-name="Strong_20_Emphasis">NumPy</text:span> más utilizadas en este contexto, clasificadas por su uso típico.</text:p>
      <text:h text:style-name="Heading_20_3" text:outline-level="3"><text:span text:style-name="T1">1. </text:span><text:span text:style-name="Strong_20_Emphasis"><text:span text:style-name="T1">Generación y Manipulación de Arrays</text:span></text:span></text:h>
      <text:p text:style-name="P14">En redes neuronales, los datos se representan generalmente como arrays. Estas funciones permiten crear y manipular estos arrays:</text:p>
      <text:list text:style-name="L14">
        <text:list-item>
          <text:p text:style-name="P58"><text:span text:style-name="Strong_20_Emphasis"><text:span text:style-name="Source_20_Text"><text:span text:style-name="T1">np.array()</text:span></text:span></text:span><text:span text:style-name="T1">: Convierte listas o tuplas en arrays multidimensionales.</text:span></text:p>
          <text:p text:style-name="P25"><text:span text:style-name="Source_20_Text"><text:span text:style-name="T1">arr = np.array([[1, 2], [3, 4]])</text:span></text:span></text:p>
        </text:list-item>
        <text:list-item>
          <text:p text:style-name="P58"><text:span text:style-name="Strong_20_Emphasis"><text:span text:style-name="Source_20_Text"><text:span text:style-name="T1">np.zeros()</text:span></text:span></text:span><text:span text:style-name="T1">: Crea un array lleno de ceros. Útil para inicializar pesos o gradientes.</text:span></text:p>
          <text:p text:style-name="P25"><text:span text:style-name="Source_20_Text"><text:span text:style-name="T1">weights = np.zeros((2, 2))</text:span></text:span></text:p>
        </text:list-item>
        <text:list-item>
          <text:p text:style-name="P58"><text:span text:style-name="Strong_20_Emphasis"><text:span text:style-name="Source_20_Text"><text:span text:style-name="T1">np.ones()</text:span></text:span></text:span><text:span text:style-name="T1">: Crea un array lleno de unos, útil para inicializar vectores de bias.</text:span></text:p>
          <text:p text:style-name="P25"><text:span text:style-name="Source_20_Text"><text:span text:style-name="T1">bias = np.ones((1, 2))</text:span></text:span></text:p>
        </text:list-item>
        <text:list-item>
          <text:p text:style-name="P58"><text:span text:style-name="Strong_20_Emphasis"><text:span text:style-name="Source_20_Text"><text:span text:style-name="T1">np.random.rand()</text:span></text:span></text:span><text:span text:style-name="T1">: Genera arrays con números aleatorios uniformemente distribuidos en el intervalo [0, 1]. Se usa mucho en la inicialización de pesos de redes neuronales.</text:span></text:p>
          <text:p text:style-name="P25"><text:span text:style-name="Source_20_Text"><text:span text:style-name="T1">weights = np.random.rand(3, 3)</text:span></text:span></text:p>
        </text:list-item>
        <text:list-item>
          <text:p text:style-name="P58"><text:span text:style-name="Strong_20_Emphasis"><text:span text:style-name="Source_20_Text"><text:span text:style-name="T1">np.random.randn()</text:span></text:span></text:span><text:span text:style-name="T1">: Genera números aleatorios con distribución normal (media 0, desviación estándar 1). Ideal para inicialización de pesos en redes neuronales profundas.</text:span></text:p>
          <text:p text:style-name="P25"><text:span text:style-name="Source_20_Text"><text:span text:style-name="T1">weights = np.random.randn(3, 3)</text:span></text:span></text:p>
        </text:list-item>
        <text:list-item>
          <text:p text:style-name="P58"><text:span text:style-name="Strong_20_Emphasis"><text:span text:style-name="Source_20_Text"><text:span text:style-name="T1">np.eye()</text:span></text:span></text:span><text:span text:style-name="T1">: Crea una matriz identidad (importante para transformaciones lineales).</text:span></text:p>
          <text:p text:style-name="P25"><text:span text:style-name="Source_20_Text"><text:span text:style-name="T1">identity_matrix = np.eye(4)</text:span></text:span></text:p>
        </text:list-item>
        <text:list-item>
          <text:p text:style-name="P58"><text:span text:style-name="Strong_20_Emphasis"><text:span text:style-name="Source_20_Text"><text:span text:style-name="T1">np.reshape()</text:span></text:span></text:span><text:span text:style-name="T1">: Cambia la forma de un array sin modificar sus datos, útil cuando trabajas con capas y necesitas ajustar las dimensiones de tus datos.</text:span></text:p>
          <text:p text:style-name="P26"><text:span text:style-name="Source_20_Text"><text:span text:style-name="T1">arr = np.array([1, 2, 3, 4])</text:span></text:span></text:p>
          <text:p text:style-name="P25"><text:span text:style-name="Source_20_Text"><text:span text:style-name="T1">reshaped = arr.reshape(2, 2)</text:span></text:span></text:p>
        </text:list-item>
      </text:list>
      <text:h text:style-name="Heading_20_3" text:outline-level="3"><text:span text:style-name="T1">2. </text:span><text:span text:style-name="Strong_20_Emphasis"><text:span text:style-name="T1">Cálculos Matemáticos</text:span></text:span></text:h>
      <text:p text:style-name="P14">Los cálculos matemáticos son esenciales en IA, especialmente para operaciones matriciales como multiplicaciones, sumas y cálculos de derivadas.</text:p>
      <text:list text:style-name="L15">
        <text:list-item>
          <text:p text:style-name="P59"><text:span text:style-name="Strong_20_Emphasis"><text:span text:style-name="Source_20_Text"><text:span text:style-name="T1">np.dot()</text:span></text:span></text:span><text:span text:style-name="T1">: Producto punto entre matrices o vectores. Es clave en el cálculo de salidas de capas densas de redes neuronales.</text:span></text:p>
          <text:p text:style-name="P27"><text:soft-page-break/><text:span text:style-name="Source_20_Text"><text:span text:style-name="T1">result = np.dot(array1, array2)</text:span></text:span></text:p>
        </text:list-item>
        <text:list-item>
          <text:p text:style-name="P59"><text:span text:style-name="Strong_20_Emphasis"><text:span text:style-name="Source_20_Text"><text:span text:style-name="T1">np.matmul()</text:span></text:span></text:span><text:span text:style-name="T1">: Realiza multiplicación de matrices. Similar a </text:span><text:span text:style-name="Source_20_Text"><text:span text:style-name="T1">np.dot</text:span></text:span><text:span text:style-name="T1">, pero con algunas diferencias para tensores multidimensionales.</text:span></text:p>
          <text:p text:style-name="P27"><text:span text:style-name="Source_20_Text"><text:span text:style-name="T1">result = np.matmul(matrix1, matrix2)</text:span></text:span></text:p>
        </text:list-item>
        <text:list-item>
          <text:p text:style-name="P59"><text:span text:style-name="Strong_20_Emphasis"><text:span text:style-name="Source_20_Text"><text:span text:style-name="T1">np.sum()</text:span></text:span></text:span><text:span text:style-name="T1">: Suma los elementos de un array o matriz, útil para la función de pérdida y la retropropagación.</text:span></text:p>
          <text:p text:style-name="P27"><text:span text:style-name="Source_20_Text"><text:span text:style-name="T1">total_sum = np.sum(arr)</text:span></text:span></text:p>
        </text:list-item>
        <text:list-item>
          <text:p text:style-name="P59"><text:span text:style-name="Strong_20_Emphasis"><text:span text:style-name="Source_20_Text"><text:span text:style-name="T1">np.mean()</text:span></text:span></text:span><text:span text:style-name="T1">: Calcula la media de los elementos, usada para calcular el error promedio en una red.</text:span></text:p>
          <text:p text:style-name="P27"><text:span text:style-name="Source_20_Text"><text:span text:style-name="T1">mean_value = np.mean(arr)</text:span></text:span></text:p>
        </text:list-item>
        <text:list-item>
          <text:p text:style-name="P59"><text:span text:style-name="Strong_20_Emphasis"><text:span text:style-name="Source_20_Text"><text:span text:style-name="T1">np.exp()</text:span></text:span></text:span><text:span text:style-name="T1">: Calcula la exponencial de cada elemento en un array, utilizada en la función softmax (una función de activación en redes neuronales).</text:span></text:p>
          <text:p text:style-name="P27"><text:span text:style-name="Source_20_Text"><text:span text:style-name="T1">softmax = np.exp(logits) / np.sum(np.exp(logits))</text:span></text:span></text:p>
        </text:list-item>
        <text:list-item>
          <text:p text:style-name="P59"><text:span text:style-name="Strong_20_Emphasis"><text:span text:style-name="Source_20_Text"><text:span text:style-name="T1">np.sqrt()</text:span></text:span></text:span><text:span text:style-name="T1">: Calcula la raíz cuadrada, útil en normalización y optimización.</text:span></text:p>
          <text:p text:style-name="P27"><text:span text:style-name="Source_20_Text"><text:span text:style-name="T1">root = np.sqrt(array)</text:span></text:span></text:p>
        </text:list-item>
        <text:list-item>
          <text:p text:style-name="P59"><text:span text:style-name="Strong_20_Emphasis"><text:span text:style-name="Source_20_Text"><text:span text:style-name="T1">np.log()</text:span></text:span></text:span><text:span text:style-name="T1">: Calcula el logaritmo natural. Usado en la función de pérdida logarítmica en la clasificación.</text:span></text:p>
          <text:p text:style-name="P27"><text:span text:style-name="Source_20_Text"><text:span text:style-name="T1">log_likelihood = np.log(probabilities)</text:span></text:span></text:p>
        </text:list-item>
      </text:list>
      <text:h text:style-name="Heading_20_3" text:outline-level="3"><text:span text:style-name="T1">3. </text:span><text:span text:style-name="Strong_20_Emphasis"><text:span text:style-name="T1">Funciones de Indexación y Selección</text:span></text:span></text:h>
      <text:p text:style-name="Text_20_body"><text:span text:style-name="T1">Estas funciones permiten acceder a subconjuntos de datos, lo cual es fundamental cuando trabajas con lotes (</text:span><text:span text:style-name="Emphasis"><text:span text:style-name="T1">batches</text:span></text:span><text:span text:style-name="T1">) de datos o durante la actualización de pesos en redes neuronales.</text:span></text:p>
      <text:list text:style-name="L16">
        <text:list-item>
          <text:p text:style-name="P60"><text:span text:style-name="Strong_20_Emphasis"><text:span text:style-name="Source_20_Text"><text:span text:style-name="T1">np.argmax()</text:span></text:span></text:span><text:span text:style-name="T1">: Devuelve el índice del valor máximo a lo largo de un eje. Esto es especialmente útil cuando quieres obtener la clase predicha en un modelo de clasificación.</text:span></text:p>
          <text:p text:style-name="P28"><text:span text:style-name="Source_20_Text"><text:span text:style-name="T1">pred_class = np.argmax(probabilities)</text:span></text:span></text:p>
        </text:list-item>
        <text:list-item>
          <text:p text:style-name="P60"><text:span text:style-name="Strong_20_Emphasis"><text:span text:style-name="Source_20_Text"><text:span text:style-name="T1">np.where()</text:span></text:span></text:span><text:span text:style-name="T1">: Devuelve los índices de los elementos que cumplen una condición. Se usa para filtrado y selección de datos.</text:span></text:p>
          <text:p text:style-name="P28"><text:span text:style-name="Source_20_Text"><text:span text:style-name="T1">indices = np.where(array &gt; 0.5)</text:span></text:span></text:p>
        </text:list-item>
        <text:list-item>
          <text:p text:style-name="P60"><text:span text:style-name="Strong_20_Emphasis"><text:span text:style-name="Source_20_Text"><text:span text:style-name="T1">np.take()</text:span></text:span></text:span><text:span text:style-name="T1">: Selecciona elementos específicos de un array a partir de un conjunto de índices.</text:span></text:p>
          <text:p text:style-name="P28"><text:span text:style-name="Source_20_Text"><text:span text:style-name="T1">selected = np.take(array, indices)</text:span></text:span></text:p>
        </text:list-item>
        <text:list-item>
          <text:p text:style-name="P60"><text:span text:style-name="Strong_20_Emphasis"><text:span text:style-name="Source_20_Text"><text:span text:style-name="T1">np.split()</text:span></text:span></text:span><text:span text:style-name="T1">: Divide un array en varias partes. Útil en la partición de conjuntos de datos o en la separación de lotes.</text:span></text:p>
          <text:p text:style-name="P28"><text:span text:style-name="Source_20_Text"><text:span text:style-name="T1">train, test = np.split(data, [int(0.8*len(data))])</text:span></text:span></text:p>
        </text:list-item>
      </text:list>
      <text:h text:style-name="Heading_20_3" text:outline-level="3"><text:soft-page-break/><text:span text:style-name="T1">4. </text:span><text:span text:style-name="Strong_20_Emphasis"><text:span text:style-name="T1">Operaciones sobre Arrays</text:span></text:span></text:h>
      <text:p text:style-name="P14">Estas funciones permiten realizar operaciones elementales y lógicas sobre arrays, y son esenciales para operaciones internas de redes neuronales.</text:p>
      <text:list text:style-name="L17">
        <text:list-item>
          <text:p text:style-name="P61"><text:span text:style-name="Strong_20_Emphasis"><text:span text:style-name="Source_20_Text"><text:span text:style-name="T1">np.add()</text:span></text:span></text:span><text:span text:style-name="T1">, </text:span><text:span text:style-name="Strong_20_Emphasis"><text:span text:style-name="Source_20_Text"><text:span text:style-name="T1">np.subtract()</text:span></text:span></text:span><text:span text:style-name="T1">, </text:span><text:span text:style-name="Strong_20_Emphasis"><text:span text:style-name="Source_20_Text"><text:span text:style-name="T1">np.multiply()</text:span></text:span></text:span><text:span text:style-name="T1">, </text:span><text:span text:style-name="Strong_20_Emphasis"><text:span text:style-name="Source_20_Text"><text:span text:style-name="T1">np.divide()</text:span></text:span></text:span><text:span text:style-name="T1">: Realizan operaciones matemáticas elemento a elemento en arrays.</text:span></text:p>
          <text:p text:style-name="P29"><text:span text:style-name="Source_20_Text"><text:span text:style-name="T1">result = np.add(array1, array2)</text:span></text:span></text:p>
        </text:list-item>
        <text:list-item>
          <text:p text:style-name="P61"><text:span text:style-name="Strong_20_Emphasis"><text:span text:style-name="Source_20_Text"><text:span text:style-name="T1">np.maximum()</text:span></text:span></text:span><text:span text:style-name="T1">: Devuelve el máximo entre elementos de dos arrays, utilizado en funciones de activación como la </text:span><text:span text:style-name="Strong_20_Emphasis"><text:span text:style-name="T1">ReLU</text:span></text:span><text:span text:style-name="T1"> (Rectified Linear Unit).</text:span></text:p>
          <text:p text:style-name="P29"><text:span text:style-name="Source_20_Text"><text:span text:style-name="T1">relu = np.maximum(0, array)</text:span></text:span></text:p>
        </text:list-item>
        <text:list-item>
          <text:p text:style-name="P61"><text:span text:style-name="Strong_20_Emphasis"><text:span text:style-name="Source_20_Text"><text:span text:style-name="T1">np.clip()</text:span></text:span></text:span><text:span text:style-name="T1">: Limita los valores de un array a un rango específico. Se utiliza para evitar que los valores exploten o se desborden durante el entrenamiento de redes profundas.</text:span></text:p>
          <text:p text:style-name="P29"><text:span text:style-name="Source_20_Text"><text:span text:style-name="T1">clipped = np.clip(array, 0, 1)</text:span></text:span></text:p>
        </text:list-item>
        <text:list-item>
          <text:p text:style-name="P61"><text:span text:style-name="Strong_20_Emphasis"><text:span text:style-name="Source_20_Text"><text:span text:style-name="T1">np.transpose()</text:span></text:span></text:span><text:span text:style-name="T1">: Cambia el orden de los ejes de un array (importante cuando ajustas las dimensiones de tensores para que encajen en las capas).</text:span></text:p>
          <text:p text:style-name="P29"><text:span text:style-name="Source_20_Text"><text:span text:style-name="T1">transposed = np.transpose(matrix)</text:span></text:span></text:p>
        </text:list-item>
      </text:list>
      <text:h text:style-name="Heading_20_3" text:outline-level="3"><text:span text:style-name="T1">5. </text:span><text:span text:style-name="Strong_20_Emphasis"><text:span text:style-name="T1">Normalización y Estadísticas</text:span></text:span></text:h>
      <text:p text:style-name="P14">La normalización de datos y el cálculo de estadísticas es esencial en IA, ya que ayuda a mejorar el rendimiento de los modelos.</text:p>
      <text:list text:style-name="L18">
        <text:list-item>
          <text:p text:style-name="P62"><text:span text:style-name="Strong_20_Emphasis"><text:span text:style-name="Source_20_Text"><text:span text:style-name="T1">np.linalg.norm()</text:span></text:span></text:span><text:span text:style-name="T1">: Calcula la norma de un vector o matriz, que es fundamental para la regularización y la normalización.</text:span></text:p>
          <text:p text:style-name="P30"><text:span text:style-name="Source_20_Text"><text:span text:style-name="T1">norm = np.linalg.norm(vector)</text:span></text:span></text:p>
        </text:list-item>
        <text:list-item>
          <text:p text:style-name="P62"><text:span text:style-name="Strong_20_Emphasis"><text:span text:style-name="Source_20_Text"><text:span text:style-name="T1">np.std()</text:span></text:span></text:span><text:span text:style-name="T1">: Calcula la desviación estándar, utilizada para la normalización de características.</text:span></text:p>
          <text:p text:style-name="P30"><text:span text:style-name="Source_20_Text"><text:span text:style-name="T1">std_dev = np.std(array)</text:span></text:span></text:p>
        </text:list-item>
        <text:list-item>
          <text:p text:style-name="P62"><text:span text:style-name="Strong_20_Emphasis"><text:span text:style-name="Source_20_Text"><text:span text:style-name="T1">np.var()</text:span></text:span></text:span><text:span text:style-name="T1">: Calcula la varianza, que también es importante para la normalización de datos.</text:span></text:p>
          <text:p text:style-name="P30"><text:span text:style-name="Source_20_Text"><text:span text:style-name="T1">variance = np.var(array)</text:span></text:span></text:p>
        </text:list-item>
        <text:list-item>
          <text:p text:style-name="P62"><text:span text:style-name="Strong_20_Emphasis"><text:span text:style-name="Source_20_Text"><text:span text:style-name="T1">np.cov()</text:span></text:span></text:span><text:span text:style-name="T1">: Calcula la matriz de covarianza entre variables, usada en análisis de datos y reducción de dimensionalidad.</text:span></text:p>
          <text:p text:style-name="P30"><text:span text:style-name="Source_20_Text"><text:span text:style-name="T1">cov_matrix = np.cov(data)</text:span></text:span></text:p>
        </text:list-item>
      </text:list>
      <text:h text:style-name="Heading_20_3" text:outline-level="3"><text:span text:style-name="T1">6. </text:span><text:span text:style-name="Strong_20_Emphasis"><text:span text:style-name="T1">Funciones de Activación</text:span></text:span></text:h>
      <text:p text:style-name="P14">Aunque no son exclusivas de NumPy, algunas funciones de activación pueden implementarse fácilmente con sus operaciones matemáticas:</text:p>
      <text:list text:style-name="L19">
        <text:list-item>
          <text:p text:style-name="P63"><text:span text:style-name="Strong_20_Emphasis"><text:span text:style-name="T1">Sigmoide</text:span></text:span><text:span text:style-name="T1">:</text:span></text:p>
          <text:p text:style-name="P31"><text:soft-page-break/><text:span text:style-name="Source_20_Text"><text:span text:style-name="T1">sigmoid = 1 / (1 + np.exp(-x))</text:span></text:span></text:p>
        </text:list-item>
        <text:list-item>
          <text:p text:style-name="P63"><text:span text:style-name="Strong_20_Emphasis"><text:span text:style-name="T1">ReLU (Rectified Linear Unit)</text:span></text:span><text:span text:style-name="T1">:</text:span></text:p>
          <text:p text:style-name="P31"><text:span text:style-name="Source_20_Text"><text:span text:style-name="T1">relu = np.maximum(0, x)</text:span></text:span></text:p>
        </text:list-item>
        <text:list-item>
          <text:p text:style-name="P63"><text:span text:style-name="Strong_20_Emphasis"><text:span text:style-name="T1">Softmax</text:span></text:span><text:span text:style-name="T1">:</text:span></text:p>
          <text:p text:style-name="P31"><text:span text:style-name="Source_20_Text"><text:span text:style-name="T1">softmax = np.exp(x) / np.sum(np.exp(x), axis=0)</text:span></text:span></text:p>
        </text:list-item>
      </text:list>
      <text:h text:style-name="P4" text:outline-level="3">Conclusión</text:h>
      <text:p text:style-name="P14">Estas funciones de NumPy son fundamentales en la implementación y optimización de modelos de redes neuronales, ya sea para el manejo de datos, cálculos matemáticos intensivos, o para la creación y manipulación de las estructuras necesarias para el entrenamiento y evaluación de los model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23:05:22.004000000</meta:creation-date>
    <dc:date>2024-10-09T00:47:56.593000000</dc:date>
    <meta:editing-duration>PT1H20M9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21" meta:paragraph-count="560" meta:word-count="4400" meta:character-count="26547" meta:non-whitespace-character-count="22556"/>
  </office:meta>
</office:document-meta>
</file>